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co22" style:family="table-column">
      <style:table-column-properties fo:break-before="auto" style:column-width="0.7311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6">
            <text:p>6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1H39M21S">
            <text:p>11:39:21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1H41M51S">
            <text:p>11:41:51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7 CPU_ALL.F1:CPU_ALL.F1 CPU_ALL.F2:CPU_ALL.F7 DISK_SUMM.D2:DISK_SUMM.D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276.533333333333">
            <text:p>277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28.9333333333333">
            <text:p>28.9</text:p>
          </table:table-cell>
          <table:table-cell table:style-name="ce4" office:value-type="float" office:value="4.96666666666667">
            <text:p>5.0</text:p>
          </table:table-cell>
          <table:table-cell table:style-name="ce4" office:value-type="float" office:value="10.3666666666667">
            <text:p>10.4</text:p>
          </table:table-cell>
          <table:table-cell table:style-name="ce4" office:value-type="float" office:value="55.7666666666667">
            <text:p>55.8</text:p>
          </table:table-cell>
          <table:table-cell table:style-name="ce4" office:value-type="float" office:value="33.9">
            <text:p>33.9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396">
            <text:p>396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43.7">
            <text:p>43.7</text:p>
          </table:table-cell>
          <table:table-cell table:style-name="ce4" office:value-type="float" office:value="7">
            <text:p>7.0</text:p>
          </table:table-cell>
          <table:table-cell table:style-name="ce4" office:value-type="float" office:value="16.1">
            <text:p>16.1</text:p>
          </table:table-cell>
          <table:table-cell table:style-name="ce4" office:value-type="float" office:value="97.9">
            <text:p>97.9</text:p>
          </table:table-cell>
          <table:table-cell table:style-name="ce4" office:value-type="float" office:value="50.7">
            <text:p>50.7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80099H40M51S">
            <text:p>11:40:51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1.51036866359447">
            <text:p>1.5</text:p>
          </table:table-cell>
          <table:table-cell table:style-name="ce4" office:value-type="float" office:value="1.40939597315436">
            <text:p>1.4</text:p>
          </table:table-cell>
          <table:table-cell table:style-name="ce4" office:value-type="float" office:value="1.55305466237942">
            <text:p>1.6</text:p>
          </table:table-cell>
          <table:table-cell table:style-name="ce4" office:value-type="float" office:value="1.75552898983861">
            <text:p>1.8</text:p>
          </table:table-cell>
          <table:table-cell table:style-name="ce4" office:value-type="float" office:value="1.49557522123894">
            <text:p>1.5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.72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768.39">
            <text:p>76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.000937024167414985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9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10-21">
            <text:p>21-Oct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9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6">
            <text:p>6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1M39.2S">
            <text:p>00:11:39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.98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56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1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56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334.6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56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0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56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3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20564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9"/>1970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696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9"/>11136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3865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4100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5048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4"/>86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881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4014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11796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10"/>73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767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1896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5"/>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5133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187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492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423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697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23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230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14357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4"/>6096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6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376439 0 149697 69645135 44988 6 38059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99201 0 43689 17367763 8143 5 30665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98396 0 33672 17438199 5810 0 2139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91789 0 32658 17427967 5153 0 2104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87051 0 39677 17411204 25880 0 315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17164126 58 6 0 0 0 0 2 0 1 0 0 0 120 0 213557 66 0 0 0 0 0 0 0 22 0 0 0 0 0 0 0 0 3974893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18777292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19001874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18779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13561149 0 4251777 1102099 2613252 213598 0 3 1264822 13361 4102237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2"/>12640 <text:s text:c="4"/>188 <text:s text:c="3"/>0 <text:s text:c="3"/>0 <text:s text:c="3"/>0 <text:s text:c="4"/>0 <text:s text:c="9"/>0 <text:s text:c="8"/>0 <text:s text:c="3"/>12640 <text:s text:c="4"/>188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391450724 3136123 <text:s text:c="3"/>0 <text:s/>276 <text:s text:c="3"/>0 <text:s text:c="4"/>0 <text:s text:c="9"/>0 <text:s text:c="8"/>0 2086238170 1686596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9802 11718 1102398 199356 193753 1704824 15235920 12172828 0 674048 12405536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9700 11687 1101346 198896 193750 1704824 15235920 12172824 0 673960 12405072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16 0 0 0 0 0 16 16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1 31 656 300 0 0 0 0 0 300 30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628 633166 21 52 5 56 20835 4030 20 0 1 0 4 2932736 400 4294967295 11063296 11163132 3216457776 3216452748 4015126 0 0 4096 536946211 3223525726 0 0 0 1 0 0 82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6 400 297 25 0 139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06:f7:00:f5:e6:75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255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4f7:ff:fef5:e675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3136123 errors:0 dropped:276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1686596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391450724 (391.4 MB) <text:s/>TX bytes:2086238170 (2.0 G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188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188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12640 (12.6 KB) <text:s/>TX bytes:12640 (12.6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161 <text:s text:c="5"/>4119 <text:s/>44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2"/>999 <text:s text:c="8"/>1 <text:s text:c="6"/>999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1 <text:s text:c="5"/>1005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099H39M21S">
            <text:p>11:39:21</text:p>
          </table:table-cell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97.9">
            <text:p>97.9</text:p>
          </table:table-cell>
          <table:table-cell office:value-type="float" office:value="2.1">
            <text:p>2.1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099H39M51S">
            <text:p>11:39:51</text:p>
          </table:table-cell>
          <table:table-cell office:value-type="float" office:value="32.8">
            <text:p>32.8</text:p>
          </table:table-cell>
          <table:table-cell office:value-type="float" office:value="5.1">
            <text:p>5.1</text:p>
          </table:table-cell>
          <table:table-cell office:value-type="float" office:value="7.7">
            <text:p>7.7</text:p>
          </table:table-cell>
          <table:table-cell office:value-type="float" office:value="54.5">
            <text:p>54.5</text:p>
          </table:table-cell>
          <table:table-cell office:value-type="float" office:value="37.9">
            <text:p>37.9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099H40M21S">
            <text:p>11:40:21</text:p>
          </table:table-cell>
          <table:table-cell office:value-type="float" office:value="33.4">
            <text:p>33.4</text:p>
          </table:table-cell>
          <table:table-cell office:value-type="float" office:value="5.8">
            <text:p>5.8</text:p>
          </table:table-cell>
          <table:table-cell office:value-type="float" office:value="13.9">
            <text:p>13.9</text:p>
          </table:table-cell>
          <table:table-cell office:value-type="float" office:value="46.8">
            <text:p>46.8</text:p>
          </table:table-cell>
          <table:table-cell office:value-type="float" office:value="39.2">
            <text:p>39.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099H40M51S">
            <text:p>11:40:51</text:p>
          </table:table-cell>
          <table:table-cell office:value-type="float" office:value="24.3">
            <text:p>24.3</text:p>
          </table:table-cell>
          <table:table-cell office:value-type="float" office:value="5.2">
            <text:p>5.2</text:p>
          </table:table-cell>
          <table:table-cell office:value-type="float" office:value="16.1">
            <text:p>16.1</text:p>
          </table:table-cell>
          <table:table-cell office:value-type="float" office:value="54.5">
            <text:p>54.5</text:p>
          </table:table-cell>
          <table:table-cell office:value-type="float" office:value="29.5">
            <text:p>29.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099H41M21S">
            <text:p>11:41:21</text:p>
          </table:table-cell>
          <table:table-cell office:value-type="float" office:value="43.7">
            <text:p>43.7</text:p>
          </table:table-cell>
          <table:table-cell office:value-type="float" office:value="7">
            <text:p>7</text:p>
          </table:table-cell>
          <table:table-cell office:value-type="float" office:value="12.3">
            <text:p>12.3</text:p>
          </table:table-cell>
          <table:table-cell office:value-type="float" office:value="37">
            <text:p>37</text:p>
          </table:table-cell>
          <table:table-cell office:value-type="float" office:value="50.7">
            <text:p>50.7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099H41M51S">
            <text:p>11:41:51</text:p>
          </table:table-cell>
          <table:table-cell office:value-type="float" office:value="37.9">
            <text:p>37.9</text:p>
          </table:table-cell>
          <table:table-cell office:value-type="float" office:value="6.1">
            <text:p>6.1</text:p>
          </table:table-cell>
          <table:table-cell office:value-type="float" office:value="12.2">
            <text:p>12.2</text:p>
          </table:table-cell>
          <table:table-cell office:value-type="float" office:value="43.9">
            <text:p>43.9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8.9333333333333">
            <text:p>28.93</text:p>
            <draw:frame table:end-cell-address="CPU_ALL.U35" table:end-x="0.474in" table:end-y="0.0028in" draw:z-index="0" draw:name="Chart 1" draw:style-name="gr1" svg:width="14.0496in" svg:height="5.0535in" svg:x="0.0299in" svg:y="0.0039in">
              <draw:object draw:notify-on-update-of-ranges="CPU_ALL.A2:CPU_ALL.A7 CPU_ALL.B1:CPU_ALL.B1 CPU_ALL.B2:CPU_ALL.B7 CPU_ALL.C1:CPU_ALL.C1 CPU_ALL.C2:CPU_ALL.C7 CPU_ALL.D1:CPU_ALL.D1 CPU_ALL.D2:CPU_ALL.D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4.96666666666667">
            <text:p>4.97</text:p>
          </table:table-cell>
          <table:table-cell office:value-type="float" office:value="10.3666666666667">
            <text:p>10.37</text:p>
          </table:table-cell>
          <table:table-cell office:value-type="float" office:value="55.7666666666667">
            <text:p>55.77</text:p>
          </table:table-cell>
          <table:table-cell office:value-type="float" office:value="33.9">
            <text:p>33.9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61" table:end-x="0.474in" table:end-y="0.0161in" draw:z-index="1" draw:name="Chart 2" draw:style-name="gr1" svg:width="14.0496in" svg:height="5.0524in" svg:x="0.0299in" svg:y="0.0185in">
              <draw:object draw:notify-on-update-of-ranges="CPU_ALL.A2:CPU_ALL.A7 CPU_ALL.G1:CPU_ALL.G1 CPU_ALL.G2:CPU_ALL.G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24.5666666666667">
            <text:p>24.6</text:p>
          </table:table-cell>
          <table:table-cell table:style-name="ce10" office:value-type="float" office:value="4.11666666666667">
            <text:p>4.1</text:p>
          </table:table-cell>
          <table:table-cell table:style-name="ce10" office:value-type="float" office:value="3.91666666666667">
            <text:p>3.9</text:p>
          </table:table-cell>
          <table:table-cell table:style-name="ce10" office:value-type="float" office:value="67.3833333333333">
            <text:p>67.4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28.95">
            <text:p>29.0</text:p>
          </table:table-cell>
          <table:table-cell table:style-name="ce10" office:value-type="float" office:value="4.55">
            <text:p>4.6</text:p>
          </table:table-cell>
          <table:table-cell table:style-name="ce10" office:value-type="float" office:value="4.35">
            <text:p>4.4</text:p>
          </table:table-cell>
          <table:table-cell table:style-name="ce10" office:value-type="float" office:value="62.1833333333333">
            <text:p>62.2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28.45">
            <text:p>28.5</text:p>
          </table:table-cell>
          <table:table-cell table:style-name="ce10" office:value-type="float" office:value="4.53333333333333">
            <text:p>4.5</text:p>
          </table:table-cell>
          <table:table-cell table:style-name="ce10" office:value-type="float" office:value="6.96666666666667">
            <text:p>7.0</text:p>
          </table:table-cell>
          <table:table-cell table:style-name="ce10" office:value-type="float" office:value="60.0666666666667">
            <text:p>60.1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32.8166666666667">
            <text:p>32.8</text:p>
          </table:table-cell>
          <table:table-cell table:style-name="ce10" office:value-type="float" office:value="6.33333333333333">
            <text:p>6.3</text:p>
          </table:table-cell>
          <table:table-cell table:style-name="ce10" office:value-type="float" office:value="25.9333333333333">
            <text:p>25.9</text:p>
          </table:table-cell>
          <table:table-cell table:style-name="ce10" office:value-type="float" office:value="34.9">
            <text:p>34.9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9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099H39M21S">
            <text:p>11:39:21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099H39M51S">
            <text:p>11:39:51</text:p>
          </table:table-cell>
          <table:table-cell office:value-type="float" office:value="0">
            <text:p>0</text:p>
          </table:table-cell>
          <table:table-cell office:value-type="float" office:value="2659.4">
            <text:p>2659.4</text:p>
          </table:table-cell>
          <table:table-cell office:value-type="float" office:value="232">
            <text:p>23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099H40M21S">
            <text:p>11:40:21</text:p>
          </table:table-cell>
          <table:table-cell office:value-type="float" office:value="0">
            <text:p>0</text:p>
          </table:table-cell>
          <table:table-cell office:value-type="float" office:value="9493">
            <text:p>9493</text:p>
          </table:table-cell>
          <table:table-cell office:value-type="float" office:value="365">
            <text:p>365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099H40M51S">
            <text:p>11:40:51</text:p>
          </table:table-cell>
          <table:table-cell office:value-type="float" office:value="0">
            <text:p>0</text:p>
          </table:table-cell>
          <table:table-cell office:value-type="float" office:value="5288.4">
            <text:p>5288.4</text:p>
          </table:table-cell>
          <table:table-cell office:value-type="float" office:value="396">
            <text:p>396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099H41M21S">
            <text:p>11:41:21</text:p>
          </table:table-cell>
          <table:table-cell office:value-type="float" office:value="24">
            <text:p>24</text:p>
          </table:table-cell>
          <table:table-cell office:value-type="float" office:value="4854.2">
            <text:p>4854.2</text:p>
          </table:table-cell>
          <table:table-cell office:value-type="float" office:value="345.2">
            <text:p>345.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099H41M51S">
            <text:p>11:41:51</text:p>
          </table:table-cell>
          <table:table-cell office:value-type="float" office:value="0">
            <text:p>0</text:p>
          </table:table-cell>
          <table:table-cell office:value-type="float" office:value="3318">
            <text:p>3318</text:p>
          </table:table-cell>
          <table:table-cell office:value-type="float" office:value="321">
            <text:p>32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7])" office:value-type="float" office:value="4">
            <text:p>4.0</text:p>
            <draw:frame table:end-cell-address="DISK_SUMM.T35" table:end-x="0.6197in" table:end-y="0.0028in" draw:z-index="0" draw:name="Chart 1" draw:style-name="gr1" svg:width="14.0118in" svg:height="5.0535in" svg:x="0.0299in" svg:y="0.0039in">
              <draw:object draw:notify-on-update-of-ranges="DISK_SUMM.A2:DISK_SUMM.A7 DISK_SUMM.B1:DISK_SUMM.B1 DISK_SUMM.B2:DISK_SUMM.B7 DISK_SUMM.C1:DISK_SUMM.C1 DISK_SUMM.C2:DISK_SUMM.C7 DISK_SUMM.D2:DISK_SUMM.D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7])" office:value-type="float" office:value="4268.83333333333">
            <text:p>4268.8</text:p>
          </table:table-cell>
          <table:table-cell table:style-name="ce11" table:formula="of:=AVERAGE([.D2:.D7])" office:value-type="float" office:value="276.533333333333">
            <text:p>276.5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9]=0;0;MAX(SUMPRODUCT([.B2:.B7];[.B2:.B7])/SUM([.B2:.B7])-[.B9];0))" office:value-type="float" office:value="20">
            <text:p>20.0</text:p>
          </table:table-cell>
          <table:table-cell table:style-name="ce11" table:formula="of:=IF([.C9]=0;0;MAX(SUMPRODUCT([.C2:.C7];[.C2:.C7])/SUM([.C2:.C7])-[.C9];0))" office:value-type="float" office:value="1967.41441429482">
            <text:p>1967.4</text:p>
          </table:table-cell>
          <table:table-cell table:style-name="ce11" table:formula="of:=IF([.D9]=0;0;MAX(SUMPRODUCT([.D2:.D7];[.D2:.D7])/SUM([.D2:.D7])-[.D9];0))" office:value-type="float" office:value="64.636531661845">
            <text:p>64.6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7])-[.B9]-[.B10])" office:value-type="float" office:value="0">
            <text:p>0.0</text:p>
          </table:table-cell>
          <table:table-cell table:style-name="ce11" table:formula="of:=ABS(MAX([.C2:.C7])-[.C9]-[.C10])" office:value-type="float" office:value="3256.75225237184">
            <text:p>3256.8</text:p>
          </table:table-cell>
          <table:table-cell table:style-name="ce11" table:formula="of:=ABS(MAX([.D2:.D7])-[.D9]-[.D10])" office:value-type="float" office:value="54.8301350048216">
            <text:p>54.8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61" table:end-x="0.6197in" table:end-y="0.0161in" draw:z-index="1" draw:name="Chart 2" draw:style-name="gr1" svg:width="14.0118in" svg:height="5.0524in" svg:x="0.0299in" svg:y="0.0185in">
              <draw:object draw:notify-on-update-of-ranges="DISK_SUMM.B1:DISK_SUMM.D1 DISK_SUMM.A9:DISK_SUMM.A9 DISK_SUMM.B9:DISK_SUMM.D9 DISK_SUMM.A10:DISK_SUMM.A10 DISK_SUMM.B10:DISK_SUMM.D10 DISK_SUMM.A11:DISK_SUMM.A11 DISK_SUMM.B11:DISK_SUMM.D1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Block Size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9H39M21S">
            <text:p>11:39:21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9H39M51S">
            <text:p>11:39:51</text:p>
          </table:table-cell>
          <table:table-cell table:number-columns-repeated="2" office:value-type="float" office:value="11.5">
            <text:p>11.5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3">
            <text:p>23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9H40M21S">
            <text:p>11:40:21</text:p>
          </table:table-cell>
          <table:table-cell table:number-columns-repeated="2"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52">
            <text:p>5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9H40M51S">
            <text:p>11:40:51</text:p>
          </table:table-cell>
          <table:table-cell table:number-columns-repeated="2" office:value-type="float" office:value="13.4">
            <text:p>13.4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6.8">
            <text:p>26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9H41M21S">
            <text:p>11:41:21</text:p>
          </table:table-cell>
          <table:table-cell table:number-columns-repeated="2" office:value-type="float" office:value="14.1">
            <text:p>14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8.2">
            <text:p>28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9H41M51S">
            <text:p>11:41:51</text:p>
          </table:table-cell>
          <table:table-cell table:number-columns-repeated="2" office:value-type="float" office:value="10.3">
            <text:p>10.3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0.6">
            <text:p>20.6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7])" office:value-type="float" office:value="12.55">
            <text:p>12.6</text:p>
            <draw:frame table:end-cell-address="DISKBSIZE.V35" table:end-x="0.224in" table:end-y="0.0028in" draw:z-index="0" draw:name="Chart 1" draw:style-name="gr1" svg:width="14.0339in" svg:height="5.0535in" svg:x="0.0299in" svg:y="0.0039in">
              <draw:object draw:notify-on-update-of-ranges="DISKBSIZE.B1:DISKBSIZE.E1 DISKBSIZE.B9:DISKBSIZE.E9 DISKBSIZE.B10:DISKBSIZE.E10 DISKBSIZE.B11:DISKBSIZE.E11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7])" office:value-type="float" office:value="12.55">
            <text:p>12.6</text:p>
          </table:table-cell>
          <table:table-cell table:style-name="ce11" table:formula="of:=AVERAGE([.D2:.D7])" office:value-type="float" office:value="0">
            <text:p>0.0</text:p>
          </table:table-cell>
          <table:table-cell table:style-name="ce11" table:formula="of:=AVERAGE([.E2: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9]=0;0;MAX(SUMPRODUCT([.B2:.B7];[.B2:.B7])/SUM([.B2:.B7])-[.B9];0))" office:value-type="float" office:value="4.61746347941567">
            <text:p>4.6</text:p>
          </table:table-cell>
          <table:table-cell table:style-name="ce11" table:formula="of:=IF([.C9]=0;0;MAX(SUMPRODUCT([.C2:.C7];[.C2:.C7])/SUM([.C2:.C7])-[.C9];0))" office:value-type="float" office:value="4.61746347941567">
            <text:p>4.6</text:p>
          </table:table-cell>
          <table:table-cell table:style-name="ce11" table:formula="of:=IF([.D9]=0;0;MAX(SUMPRODUCT([.D2:.D7];[.D2:.D7])/SUM([.D2:.D7])-[.D9];0))" office:value-type="float" office:value="0">
            <text:p>0.0</text:p>
          </table:table-cell>
          <table:table-cell table:style-name="ce11" table:formula="of:=IF([.E9]=0;0;MAX(SUMPRODUCT([.E2:.E7];[.E2:.E7])/SUM([.E2:.E7])-[.E9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7])-[.B9]-[.B10])" office:value-type="float" office:value="8.83253652058433">
            <text:p>8.8</text:p>
          </table:table-cell>
          <table:table-cell table:style-name="ce11" table:formula="of:=ABS(MAX([.C2:.C7])-[.C9]-[.C10])" office:value-type="float" office:value="8.83253652058433">
            <text:p>8.8</text:p>
          </table:table-cell>
          <table:table-cell table:style-name="ce11" table:formula="of:=ABS(MAX([.D2:.D7])-[.D9]-[.D10])" office:value-type="float" office:value="0">
            <text:p>0.0</text:p>
          </table:table-cell>
          <table:table-cell table:style-name="ce11" table:formula="of:=ABS(MAX([.E2:.E7])-[.E9]-[.E10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9]+ [.B10]" office:value-type="float" office:value="17.1674634794157">
            <text:p>17.2</text:p>
          </table:table-cell>
          <table:table-cell table:style-name="ce11" table:formula="of:=[.C9]+ [.C10]" office:value-type="float" office:value="17.1674634794157">
            <text:p>17.2</text:p>
          </table:table-cell>
          <table:table-cell table:style-name="ce11" table:formula="of:=[.D9]+ [.D10]" office:value-type="float" office:value="0">
            <text:p>0.0</text:p>
          </table:table-cell>
          <table:table-cell table:style-name="ce11" table:formula="of:=[.E9]+ [.E10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61" table:end-x="0.224in" table:end-y="0.0161in" draw:z-index="1" draw:name="Chart 2" draw:style-name="gr1" svg:width="14.0339in" svg:height="5.0524in" svg:x="0.0299in" svg:y="0.0185in">
              <draw:object draw:notify-on-update-of-ranges="DISKBSIZE.A2:DISKBSIZE.A7 DISKBSIZE.B1:DISKBSIZE.B1 DISKBSIZE.B2:DISKBSIZE.B7 DISKBSIZE.C1:DISKBSIZE.C1 DISKBSIZE.C2:DISKBSIZE.C7 DISKBSIZE.D1:DISKBSIZE.D1 DISKBSIZE.D2:DISKBSIZE.D7 DISKBSIZE.E1:DISKBSIZE.E1 DISKBSIZE.E2:DISKBSIZE.E7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%Busy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9H39M21S">
            <text:p>11:39:21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9H39M51S">
            <text:p>11:39:51</text:p>
          </table:table-cell>
          <table:table-cell table:number-columns-repeated="2" office:value-type="float" office:value="40.7">
            <text:p>40.7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81.4">
            <text:p>81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9H40M21S">
            <text:p>11:40:21</text:p>
          </table:table-cell>
          <table:table-cell table:number-columns-repeated="2" office:value-type="float" office:value="72.9">
            <text:p>72.9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45.8">
            <text:p>145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9H40M51S">
            <text:p>11:40:51</text:p>
          </table:table-cell>
          <table:table-cell table:number-columns-repeated="2" office:value-type="float" office:value="75.4">
            <text:p>75.4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50.8">
            <text:p>150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9H41M21S">
            <text:p>11:41:21</text:p>
          </table:table-cell>
          <table:table-cell table:number-columns-repeated="2"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32">
            <text:p>13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9H41M51S">
            <text:p>11:41:51</text:p>
          </table:table-cell>
          <table:table-cell table:number-columns-repeated="2"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18">
            <text:p>11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7])" office:value-type="float" office:value="52.3333333333333">
            <text:p>52.3</text:p>
            <draw:frame table:end-cell-address="DISKBUSY.V35" table:end-x="0.224in" table:end-y="0.0028in" draw:z-index="0" draw:name="Chart 1" draw:style-name="gr1" svg:width="14.0339in" svg:height="5.0535in" svg:x="0.0299in" svg:y="0.0039in">
              <draw:object draw:notify-on-update-of-ranges="DISKBUSY.B1:DISKBUSY.E1 DISKBUSY.B9:DISKBUSY.E9 DISKBUSY.B10:DISKBUSY.E10 DISKBUSY.B11:DISKBUSY.E11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7])" office:value-type="float" office:value="52.3333333333333">
            <text:p>52.3</text:p>
          </table:table-cell>
          <table:table-cell table:style-name="ce11" table:formula="of:=AVERAGE([.D2:.D7])" office:value-type="float" office:value="0">
            <text:p>0.0</text:p>
          </table:table-cell>
          <table:table-cell table:style-name="ce11" table:formula="of:=AVERAGE([.E2: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9]=0;0;MAX(SUMPRODUCT([.B2:.B7];[.B2:.B7])/SUM([.B2:.B7])-[.B9];0))" office:value-type="float" office:value="12.9311889596603">
            <text:p>12.9</text:p>
          </table:table-cell>
          <table:table-cell table:style-name="ce11" table:formula="of:=IF([.C9]=0;0;MAX(SUMPRODUCT([.C2:.C7];[.C2:.C7])/SUM([.C2:.C7])-[.C9];0))" office:value-type="float" office:value="12.9311889596603">
            <text:p>12.9</text:p>
          </table:table-cell>
          <table:table-cell table:style-name="ce11" table:formula="of:=IF([.D9]=0;0;MAX(SUMPRODUCT([.D2:.D7];[.D2:.D7])/SUM([.D2:.D7])-[.D9];0))" office:value-type="float" office:value="0">
            <text:p>0.0</text:p>
          </table:table-cell>
          <table:table-cell table:style-name="ce11" table:formula="of:=IF([.E9]=0;0;MAX(SUMPRODUCT([.E2:.E7];[.E2:.E7])/SUM([.E2:.E7])-[.E9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7])-[.B9]-[.B10])" office:value-type="float" office:value="10.1354777070064">
            <text:p>10.1</text:p>
          </table:table-cell>
          <table:table-cell table:style-name="ce11" table:formula="of:=ABS(MAX([.C2:.C7])-[.C9]-[.C10])" office:value-type="float" office:value="10.1354777070064">
            <text:p>10.1</text:p>
          </table:table-cell>
          <table:table-cell table:style-name="ce11" table:formula="of:=ABS(MAX([.D2:.D7])-[.D9]-[.D10])" office:value-type="float" office:value="0">
            <text:p>0.0</text:p>
          </table:table-cell>
          <table:table-cell table:style-name="ce11" table:formula="of:=ABS(MAX([.E2:.E7])-[.E9]-[.E10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9]+ [.B10]" office:value-type="float" office:value="65.2645222929936">
            <text:p>65.3</text:p>
          </table:table-cell>
          <table:table-cell table:style-name="ce11" table:formula="of:=[.C9]+ [.C10]" office:value-type="float" office:value="65.2645222929936">
            <text:p>65.3</text:p>
          </table:table-cell>
          <table:table-cell table:style-name="ce11" table:formula="of:=[.D9]+ [.D10]" office:value-type="float" office:value="0">
            <text:p>0.0</text:p>
          </table:table-cell>
          <table:table-cell table:style-name="ce11" table:formula="of:=[.E9]+ [.E10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61" table:end-x="0.224in" table:end-y="0.0161in" draw:z-index="1" draw:name="Chart 2" draw:style-name="gr1" svg:width="14.0339in" svg:height="5.0524in" svg:x="0.0299in" svg:y="0.0185in">
              <draw:object draw:notify-on-update-of-ranges="DISKBUSY.A2:DISKBUSY.A7 DISKBUSY.B1:DISKBUSY.B1 DISKBUSY.B2:DISKBUSY.B7 DISKBUSY.C1:DISKBUSY.C1 DISKBUSY.C2:DISKBUSY.C7 DISKBUSY.D1:DISKBUSY.D1 DISKBUSY.D2:DISKBUSY.D7 DISKBUSY.E1:DISKBUSY.E1 DISKBUSY.E2:DISKBUSY.E7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Read KB/s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9H39M21S">
            <text:p>11:39:21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9H39M51S">
            <text:p>11:39:51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9H40M21S">
            <text:p>11:40:21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9H40M51S">
            <text:p>11:40:51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9H41M21S">
            <text:p>11:41:21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4">
            <text:p>2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9H41M51S">
            <text:p>11:41:51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7])" office:value-type="float" office:value="2">
            <text:p>2.0</text:p>
            <draw:frame table:end-cell-address="DISKREAD.V35" table:end-x="0.224in" table:end-y="0.0028in" draw:z-index="0" draw:name="Chart 1" draw:style-name="gr1" svg:width="14.0339in" svg:height="5.0535in" svg:x="0.0299in" svg:y="0.0039in">
              <draw:object draw:notify-on-update-of-ranges="DISKREAD.B1:DISKREAD.E1 DISKREAD.B9:DISKREAD.E9 DISKREAD.B10:DISKREAD.E10 DISKREAD.B11:DISKREAD.E11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7])" office:value-type="float" office:value="2">
            <text:p>2.0</text:p>
          </table:table-cell>
          <table:table-cell table:style-name="ce11" table:formula="of:=AVERAGE([.D2:.D7])" office:value-type="float" office:value="0">
            <text:p>0.0</text:p>
          </table:table-cell>
          <table:table-cell table:style-name="ce11" table:formula="of:=AVERAGE([.E2: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9]=0;0;MAX(SUMPRODUCT([.B2:.B7];[.B2:.B7])/SUM([.B2:.B7])-[.B9];0))" office:value-type="float" office:value="10">
            <text:p>10.0</text:p>
          </table:table-cell>
          <table:table-cell table:style-name="ce11" table:formula="of:=IF([.C9]=0;0;MAX(SUMPRODUCT([.C2:.C7];[.C2:.C7])/SUM([.C2:.C7])-[.C9];0))" office:value-type="float" office:value="10">
            <text:p>10.0</text:p>
          </table:table-cell>
          <table:table-cell table:style-name="ce11" table:formula="of:=IF([.D9]=0;0;MAX(SUMPRODUCT([.D2:.D7];[.D2:.D7])/SUM([.D2:.D7])-[.D9];0))" office:value-type="float" office:value="0">
            <text:p>0.0</text:p>
          </table:table-cell>
          <table:table-cell table:style-name="ce11" table:formula="of:=IF([.E9]=0;0;MAX(SUMPRODUCT([.E2:.E7];[.E2:.E7])/SUM([.E2:.E7])-[.E9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7])-[.B9]-[.B10])" office:value-type="float" office:value="0">
            <text:p>0.0</text:p>
          </table:table-cell>
          <table:table-cell table:style-name="ce11" table:formula="of:=ABS(MAX([.C2:.C7])-[.C9]-[.C10])" office:value-type="float" office:value="0">
            <text:p>0.0</text:p>
          </table:table-cell>
          <table:table-cell table:style-name="ce11" table:formula="of:=ABS(MAX([.D2:.D7])-[.D9]-[.D10])" office:value-type="float" office:value="0">
            <text:p>0.0</text:p>
          </table:table-cell>
          <table:table-cell table:style-name="ce11" table:formula="of:=ABS(MAX([.E2:.E7])-[.E9]-[.E10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9]+ [.B10]" office:value-type="float" office:value="12">
            <text:p>12.0</text:p>
          </table:table-cell>
          <table:table-cell table:style-name="ce11" table:formula="of:=[.C9]+ [.C10]" office:value-type="float" office:value="12">
            <text:p>12.0</text:p>
          </table:table-cell>
          <table:table-cell table:style-name="ce11" table:formula="of:=[.D9]+ [.D10]" office:value-type="float" office:value="0">
            <text:p>0.0</text:p>
          </table:table-cell>
          <table:table-cell table:style-name="ce11" table:formula="of:=[.E9]+ [.E10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61" table:end-x="0.224in" table:end-y="0.0161in" draw:z-index="1" draw:name="Chart 2" draw:style-name="gr1" svg:width="14.0339in" svg:height="5.0524in" svg:x="0.0299in" svg:y="0.0185in">
              <draw:object draw:notify-on-update-of-ranges="DISKREAD.A2:DISKREAD.A7 DISKREAD.B1:DISKREAD.B1 DISKREAD.B2:DISKREAD.B7 DISKREAD.C1:DISKREAD.C1 DISKREAD.C2:DISKREAD.C7 DISKREAD.D1:DISKREAD.D1 DISKREAD.D2:DISKREAD.D7 DISKREAD.E1:DISKREAD.E1 DISKREAD.E2:DISKREAD.E7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Write KB/s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9H39M21S">
            <text:p>11:39:21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9H39M51S">
            <text:p>11:39:51</text:p>
          </table:table-cell>
          <table:table-cell table:number-columns-repeated="2" office:value-type="float" office:value="1329.7">
            <text:p>1329.7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659.4">
            <text:p>2659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9H40M21S">
            <text:p>11:40:21</text:p>
          </table:table-cell>
          <table:table-cell table:number-columns-repeated="2" office:value-type="float" office:value="4746.5">
            <text:p>4746.5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9493">
            <text:p>9493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9H40M51S">
            <text:p>11:40:51</text:p>
          </table:table-cell>
          <table:table-cell table:number-columns-repeated="2" office:value-type="float" office:value="2644.2">
            <text:p>2644.2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5288.4">
            <text:p>5288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9H41M21S">
            <text:p>11:41:21</text:p>
          </table:table-cell>
          <table:table-cell table:number-columns-repeated="2" office:value-type="float" office:value="2427.1">
            <text:p>2427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4854.2">
            <text:p>4854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9H41M51S">
            <text:p>11:41:51</text:p>
          </table:table-cell>
          <table:table-cell table:number-columns-repeated="2" office:value-type="float" office:value="1659">
            <text:p>1659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318">
            <text:p>331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7])" office:value-type="float" office:value="2134.41666666667">
            <text:p>2134.4</text:p>
            <draw:frame table:end-cell-address="DISKWRITE.V35" table:end-x="0.224in" table:end-y="0.0028in" draw:z-index="0" draw:name="Chart 1" draw:style-name="gr1" svg:width="14.0339in" svg:height="5.0535in" svg:x="0.0299in" svg:y="0.0039in">
              <draw:object draw:notify-on-update-of-ranges="DISKWRITE.B1:DISKWRITE.E1 DISKWRITE.B9:DISKWRITE.E9 DISKWRITE.B10:DISKWRITE.E10 DISKWRITE.B11:DISKWRITE.E11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7])" office:value-type="float" office:value="2134.41666666667">
            <text:p>2134.4</text:p>
          </table:table-cell>
          <table:table-cell table:style-name="ce11" table:formula="of:=AVERAGE([.D2:.D7])" office:value-type="float" office:value="0">
            <text:p>0.0</text:p>
          </table:table-cell>
          <table:table-cell table:style-name="ce11" table:formula="of:=AVERAGE([.E2: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9]=0;0;MAX(SUMPRODUCT([.B2:.B7];[.B2:.B7])/SUM([.B2:.B7])-[.B9];0))" office:value-type="float" office:value="983.707207147412">
            <text:p>983.7</text:p>
          </table:table-cell>
          <table:table-cell table:style-name="ce11" table:formula="of:=IF([.C9]=0;0;MAX(SUMPRODUCT([.C2:.C7];[.C2:.C7])/SUM([.C2:.C7])-[.C9];0))" office:value-type="float" office:value="983.707207147412">
            <text:p>983.7</text:p>
          </table:table-cell>
          <table:table-cell table:style-name="ce11" table:formula="of:=IF([.D9]=0;0;MAX(SUMPRODUCT([.D2:.D7];[.D2:.D7])/SUM([.D2:.D7])-[.D9];0))" office:value-type="float" office:value="0">
            <text:p>0.0</text:p>
          </table:table-cell>
          <table:table-cell table:style-name="ce11" table:formula="of:=IF([.E9]=0;0;MAX(SUMPRODUCT([.E2:.E7];[.E2:.E7])/SUM([.E2:.E7])-[.E9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7])-[.B9]-[.B10])" office:value-type="float" office:value="1628.37612618592">
            <text:p>1628.4</text:p>
          </table:table-cell>
          <table:table-cell table:style-name="ce11" table:formula="of:=ABS(MAX([.C2:.C7])-[.C9]-[.C10])" office:value-type="float" office:value="1628.37612618592">
            <text:p>1628.4</text:p>
          </table:table-cell>
          <table:table-cell table:style-name="ce11" table:formula="of:=ABS(MAX([.D2:.D7])-[.D9]-[.D10])" office:value-type="float" office:value="0">
            <text:p>0.0</text:p>
          </table:table-cell>
          <table:table-cell table:style-name="ce11" table:formula="of:=ABS(MAX([.E2:.E7])-[.E9]-[.E10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9]+ [.B10]" office:value-type="float" office:value="3118.12387381408">
            <text:p>3118.1</text:p>
          </table:table-cell>
          <table:table-cell table:style-name="ce11" table:formula="of:=[.C9]+ [.C10]" office:value-type="float" office:value="3118.12387381408">
            <text:p>3118.1</text:p>
          </table:table-cell>
          <table:table-cell table:style-name="ce11" table:formula="of:=[.D9]+ [.D10]" office:value-type="float" office:value="0">
            <text:p>0.0</text:p>
          </table:table-cell>
          <table:table-cell table:style-name="ce11" table:formula="of:=[.E9]+ [.E10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61" table:end-x="0.224in" table:end-y="0.0161in" draw:z-index="1" draw:name="Chart 2" draw:style-name="gr1" svg:width="14.0339in" svg:height="5.0524in" svg:x="0.0299in" svg:y="0.0185in">
              <draw:object draw:notify-on-update-of-ranges="DISKWRITE.A2:DISKWRITE.A7 DISKWRITE.B1:DISKWRITE.B1 DISKWRITE.B2:DISKWRITE.B7 DISKWRITE.C1:DISKWRITE.C1 DISKWRITE.C2:DISKWRITE.C7 DISKWRITE.D1:DISKWRITE.D1 DISKWRITE.D2:DISKWRITE.D7 DISKWRITE.E1:DISKWRITE.E1 DISKWRITE.E2:DISKWRITE.E7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transfers per second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9H39M21S">
            <text:p>11:39:21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9H39M51S">
            <text:p>11:39:51</text:p>
          </table:table-cell>
          <table:table-cell table:number-columns-repeated="2" office:value-type="float" office:value="116">
            <text:p>116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32">
            <text:p>23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9H40M21S">
            <text:p>11:40:21</text:p>
          </table:table-cell>
          <table:table-cell table:number-columns-repeated="2" office:value-type="float" office:value="182.5">
            <text:p>182.5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65">
            <text:p>365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9H40M51S">
            <text:p>11:40:51</text:p>
          </table:table-cell>
          <table:table-cell table:number-columns-repeated="2" office:value-type="float" office:value="198">
            <text:p>19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96">
            <text:p>39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9H41M21S">
            <text:p>11:41:21</text:p>
          </table:table-cell>
          <table:table-cell table:number-columns-repeated="2" office:value-type="float" office:value="172.6">
            <text:p>172.6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45.2">
            <text:p>345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9H41M51S">
            <text:p>11:41:51</text:p>
          </table:table-cell>
          <table:table-cell table:number-columns-repeated="2" office:value-type="float" office:value="160.5">
            <text:p>160.5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21">
            <text:p>321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7])" office:value-type="float" office:value="138.266666666667">
            <text:p>138.3</text:p>
            <draw:frame table:end-cell-address="DISKXFER.V35" table:end-x="0.224in" table:end-y="0.0028in" draw:z-index="0" draw:name="Chart 1" draw:style-name="gr1" svg:width="14.0339in" svg:height="5.0535in" svg:x="0.0299in" svg:y="0.0039in">
              <draw:object draw:notify-on-update-of-ranges="DISKXFER.B1:DISKXFER.E1 DISKXFER.B9:DISKXFER.E9 DISKXFER.B10:DISKXFER.E10 DISKXFER.B11:DISKXFER.E11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7])" office:value-type="float" office:value="138.266666666667">
            <text:p>138.3</text:p>
          </table:table-cell>
          <table:table-cell table:style-name="ce11" table:formula="of:=AVERAGE([.D2:.D7])" office:value-type="float" office:value="0">
            <text:p>0.0</text:p>
          </table:table-cell>
          <table:table-cell table:style-name="ce11" table:formula="of:=AVERAGE([.E2: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9]=0;0;MAX(SUMPRODUCT([.B2:.B7];[.B2:.B7])/SUM([.B2:.B7])-[.B9];0))" office:value-type="float" office:value="32.3182658309225">
            <text:p>32.3</text:p>
          </table:table-cell>
          <table:table-cell table:style-name="ce11" table:formula="of:=IF([.C9]=0;0;MAX(SUMPRODUCT([.C2:.C7];[.C2:.C7])/SUM([.C2:.C7])-[.C9];0))" office:value-type="float" office:value="32.3182658309225">
            <text:p>32.3</text:p>
          </table:table-cell>
          <table:table-cell table:style-name="ce11" table:formula="of:=IF([.D9]=0;0;MAX(SUMPRODUCT([.D2:.D7];[.D2:.D7])/SUM([.D2:.D7])-[.D9];0))" office:value-type="float" office:value="0">
            <text:p>0.0</text:p>
          </table:table-cell>
          <table:table-cell table:style-name="ce11" table:formula="of:=IF([.E9]=0;0;MAX(SUMPRODUCT([.E2:.E7];[.E2:.E7])/SUM([.E2:.E7])-[.E9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7])-[.B9]-[.B10])" office:value-type="float" office:value="27.4150675024108">
            <text:p>27.4</text:p>
          </table:table-cell>
          <table:table-cell table:style-name="ce11" table:formula="of:=ABS(MAX([.C2:.C7])-[.C9]-[.C10])" office:value-type="float" office:value="27.4150675024108">
            <text:p>27.4</text:p>
          </table:table-cell>
          <table:table-cell table:style-name="ce11" table:formula="of:=ABS(MAX([.D2:.D7])-[.D9]-[.D10])" office:value-type="float" office:value="0">
            <text:p>0.0</text:p>
          </table:table-cell>
          <table:table-cell table:style-name="ce11" table:formula="of:=ABS(MAX([.E2:.E7])-[.E9]-[.E10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9]+ [.B10]" office:value-type="float" office:value="170.584932497589">
            <text:p>170.6</text:p>
          </table:table-cell>
          <table:table-cell table:style-name="ce11" table:formula="of:=[.C9]+ [.C10]" office:value-type="float" office:value="170.584932497589">
            <text:p>170.6</text:p>
          </table:table-cell>
          <table:table-cell table:style-name="ce11" table:formula="of:=[.D9]+ [.D10]" office:value-type="float" office:value="0">
            <text:p>0.0</text:p>
          </table:table-cell>
          <table:table-cell table:style-name="ce11" table:formula="of:=[.E9]+ [.E10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61" table:end-x="0.224in" table:end-y="0.0161in" draw:z-index="1" draw:name="Chart 2" draw:style-name="gr1" svg:width="14.0339in" svg:height="5.0524in" svg:x="0.0299in" svg:y="0.0185in">
              <draw:object draw:notify-on-update-of-ranges="DISKXFER.A2:DISKXFER.A7 DISKXFER.B1:DISKXFER.B1 DISKXFER.B2:DISKXFER.B7 DISKXFER.C1:DISKXFER.C1 DISKXFER.C2:DISKXFER.C7 DISKXFER.D1:DISKXFER.D1 DISKXFER.D2:DISKXFER.D7 DISKXFER.E1:DISKXFER.E1 DISKXFER.E2:DISKXFER.E7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9H39M21S">
            <text:p>11:39:21</text:p>
          </table:table-cell>
          <table:table-cell office:value-type="float" office:value="41.2">
            <text:p>41.2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9H39M51S">
            <text:p>11:39:51</text:p>
          </table:table-cell>
          <table:table-cell office:value-type="float" office:value="42.4">
            <text:p>42.4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9H40M21S">
            <text:p>11:40:21</text:p>
          </table:table-cell>
          <table:table-cell office:value-type="float" office:value="42.6">
            <text:p>42.6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9H40M51S">
            <text:p>11:40:51</text:p>
          </table:table-cell>
          <table:table-cell office:value-type="float" office:value="42.8">
            <text:p>42.8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9H41M21S">
            <text:p>11:41:21</text:p>
          </table:table-cell>
          <table:table-cell office:value-type="float" office:value="42.4">
            <text:p>42.4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9H41M51S">
            <text:p>11:41:51</text:p>
          </table:table-cell>
          <table:table-cell office:value-type="float" office:value="41.3">
            <text:p>41.3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7])" office:value-type="float" office:value="42.1166666666667">
            <text:p>42.1</text:p>
            <draw:frame table:end-cell-address="JFSFILE.U35" table:end-x="0.474in" table:end-y="0.0028in" draw:z-index="0" draw:name="Chart 1" draw:style-name="gr1" svg:width="14.0496in" svg:height="5.0535in" svg:x="0.0299in" svg:y="0.0039in">
              <draw:object draw:notify-on-update-of-ranges="JFSFILE.B1:JFSFILE.F1 JFSFILE.A9:JFSFILE.A9 JFSFILE.B9:JFSFILE.F9 JFSFILE.A10:JFSFILE.A10 JFSFILE.B10:JFSFILE.F10 JFSFILE.A11:JFSFILE.A11 JFSFILE.B11:JFSFILE.F11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7])" office:value-type="float" office:value="0">
            <text:p>0.0</text:p>
          </table:table-cell>
          <table:table-cell table:style-name="ce11" table:formula="of:=AVERAGE([.D2:.D7])" office:value-type="float" office:value="0">
            <text:p>0.0</text:p>
          </table:table-cell>
          <table:table-cell table:style-name="ce11" table:formula="of:=AVERAGE([.E2:.E7])" office:value-type="float" office:value="0">
            <text:p>0.0</text:p>
          </table:table-cell>
          <table:table-cell table:style-name="ce11" table:formula="of:=AVERAGE([.F2: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9]=0;0;MAX(SUMPRODUCT([.B2:.B7];[.B2:.B7])/SUM([.B2:.B7])-[.B9];0))" office:value-type="float" office:value="0.00937211449677733">
            <text:p>0.0</text:p>
          </table:table-cell>
          <table:table-cell table:style-name="ce11" table:formula="of:=IF([.C9]=0;0;MAX(SUMPRODUCT([.C2:.C7];[.C2:.C7])/SUM([.C2:.C7])-[.C9];0))" office:value-type="float" office:value="0">
            <text:p>0.0</text:p>
          </table:table-cell>
          <table:table-cell table:style-name="ce11" table:formula="of:=IF([.D9]=0;0;MAX(SUMPRODUCT([.D2:.D7];[.D2:.D7])/SUM([.D2:.D7])-[.D9];0))" office:value-type="float" office:value="0">
            <text:p>0.0</text:p>
          </table:table-cell>
          <table:table-cell table:style-name="ce11" table:formula="of:=IF([.E9]=0;0;MAX(SUMPRODUCT([.E2:.E7];[.E2:.E7])/SUM([.E2:.E7])-[.E9];0))" office:value-type="float" office:value="0">
            <text:p>0.0</text:p>
          </table:table-cell>
          <table:table-cell table:style-name="ce11" table:formula="of:=IF([.F9]=0;0;MAX(SUMPRODUCT([.F2:.F7];[.F2:.F7])/SUM([.F2:.F7])-[.F9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7])-[.B9]-[.B10])" office:value-type="float" office:value="0.673961218836553">
            <text:p>0.7</text:p>
          </table:table-cell>
          <table:table-cell table:style-name="ce11" table:formula="of:=ABS(MAX([.C2:.C7])-[.C9]-[.C10])" office:value-type="float" office:value="0">
            <text:p>0.0</text:p>
          </table:table-cell>
          <table:table-cell table:style-name="ce11" table:formula="of:=ABS(MAX([.D2:.D7])-[.D9]-[.D10])" office:value-type="float" office:value="0">
            <text:p>0.0</text:p>
          </table:table-cell>
          <table:table-cell table:style-name="ce11" table:formula="of:=ABS(MAX([.E2:.E7])-[.E9]-[.E10])" office:value-type="float" office:value="0">
            <text:p>0.0</text:p>
          </table:table-cell>
          <table:table-cell table:style-name="ce11" table:formula="of:=ABS(MAX([.F2:.F7])-[.F9]-[.F10])" office:value-type="float" office:value="0">
            <text:p>0.0</text:p>
          </table:table-cell>
          <table:table-cell table:number-columns-repeated="1018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9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099H39M21S">
            <text:p>11:39:21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192.5">
            <text:p>192.5</text:p>
          </table:table-cell>
          <table:table-cell office:value-type="float" office:value="7.3">
            <text:p>7.3</text:p>
          </table:table-cell>
          <table:table-cell office:value-type="float" office:value="185.2">
            <text:p>185.2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1087.6">
            <text:p>1087.6</text:p>
          </table:table-cell>
          <table:table-cell office:value-type="float" office:value="1354.1">
            <text:p>1354.1</text:p>
          </table:table-cell>
          <table:table-cell office:value-type="float" office:value="-1">
            <text:p>-1</text:p>
          </table:table-cell>
          <table:table-cell office:value-type="float" office:value="165.7">
            <text:p>165.7</text:p>
          </table:table-cell>
          <table:table-cell office:value-type="float" office:value="0">
            <text:p>0</text:p>
          </table:table-cell>
          <table:table-cell office:value-type="float" office:value="400.5">
            <text:p>400.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099H39M51S">
            <text:p>11:39:51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91.5">
            <text:p>91.5</text:p>
          </table:table-cell>
          <table:table-cell office:value-type="float" office:value="1.6">
            <text:p>1.6</text:p>
          </table:table-cell>
          <table:table-cell office:value-type="float" office:value="89.9">
            <text:p>89.9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1173.1">
            <text:p>1173.1</text:p>
          </table:table-cell>
          <table:table-cell office:value-type="float" office:value="1405.1">
            <text:p>1405.1</text:p>
          </table:table-cell>
          <table:table-cell office:value-type="float" office:value="-1">
            <text:p>-1</text:p>
          </table:table-cell>
          <table:table-cell office:value-type="float" office:value="166.9">
            <text:p>166.9</text:p>
          </table:table-cell>
          <table:table-cell office:value-type="float" office:value="0">
            <text:p>0</text:p>
          </table:table-cell>
          <table:table-cell office:value-type="float" office:value="451.1">
            <text:p>451.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099H40M21S">
            <text:p>11:40:21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73.3">
            <text:p>73.3</text:p>
          </table:table-cell>
          <table:table-cell office:value-type="float" office:value="1.6">
            <text:p>1.6</text:p>
          </table:table-cell>
          <table:table-cell office:value-type="float" office:value="71.7">
            <text:p>71.7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1179.1">
            <text:p>1179.1</text:p>
          </table:table-cell>
          <table:table-cell office:value-type="float" office:value="1357.2">
            <text:p>1357.2</text:p>
          </table:table-cell>
          <table:table-cell office:value-type="float" office:value="-1">
            <text:p>-1</text:p>
          </table:table-cell>
          <table:table-cell office:value-type="float" office:value="153.8">
            <text:p>153.8</text:p>
          </table:table-cell>
          <table:table-cell office:value-type="float" office:value="0">
            <text:p>0</text:p>
          </table:table-cell>
          <table:table-cell office:value-type="float" office:value="517">
            <text:p>51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099H40M51S">
            <text:p>11:40:51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54.8">
            <text:p>54.8</text:p>
          </table:table-cell>
          <table:table-cell office:value-type="float" office:value="2.9">
            <text:p>2.9</text:p>
          </table:table-cell>
          <table:table-cell office:value-type="float" office:value="51.8">
            <text:p>51.8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1191">
            <text:p>1191</text:p>
          </table:table-cell>
          <table:table-cell office:value-type="float" office:value="1360.9">
            <text:p>1360.9</text:p>
          </table:table-cell>
          <table:table-cell office:value-type="float" office:value="-1">
            <text:p>-1</text:p>
          </table:table-cell>
          <table:table-cell office:value-type="float" office:value="153.1">
            <text:p>153.1</text:p>
          </table:table-cell>
          <table:table-cell office:value-type="float" office:value="0">
            <text:p>0</text:p>
          </table:table-cell>
          <table:table-cell office:value-type="float" office:value="531.8">
            <text:p>531.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099H41M21S">
            <text:p>11:41:21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92.5">
            <text:p>92.5</text:p>
          </table:table-cell>
          <table:table-cell office:value-type="float" office:value="1.6">
            <text:p>1.6</text:p>
          </table:table-cell>
          <table:table-cell office:value-type="float" office:value="90.9">
            <text:p>90.9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1149.3">
            <text:p>1149.3</text:p>
          </table:table-cell>
          <table:table-cell office:value-type="float" office:value="1314.2">
            <text:p>1314.2</text:p>
          </table:table-cell>
          <table:table-cell office:value-type="float" office:value="-1">
            <text:p>-1</text:p>
          </table:table-cell>
          <table:table-cell office:value-type="float" office:value="152.2">
            <text:p>152.2</text:p>
          </table:table-cell>
          <table:table-cell office:value-type="float" office:value="0">
            <text:p>0</text:p>
          </table:table-cell>
          <table:table-cell office:value-type="float" office:value="539">
            <text:p>53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099H41M51S">
            <text:p>11:41:51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169.1">
            <text:p>169.1</text:p>
          </table:table-cell>
          <table:table-cell office:value-type="float" office:value="22.7">
            <text:p>22.7</text:p>
          </table:table-cell>
          <table:table-cell office:value-type="float" office:value="146.4">
            <text:p>146.4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1070.6">
            <text:p>1070.6</text:p>
          </table:table-cell>
          <table:table-cell office:value-type="float" office:value="1266.1">
            <text:p>1266.1</text:p>
          </table:table-cell>
          <table:table-cell office:value-type="float" office:value="-1">
            <text:p>-1</text:p>
          </table:table-cell>
          <table:table-cell office:value-type="float" office:value="153.3">
            <text:p>153.3</text:p>
          </table:table-cell>
          <table:table-cell office:value-type="float" office:value="0">
            <text:p>0</text:p>
          </table:table-cell>
          <table:table-cell office:value-type="float" office:value="510.4">
            <text:p>510.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5" table:end-x="0.1303in" table:end-y="0.0028in" draw:z-index="0" draw:name="Chart 1" draw:style-name="gr1" svg:width="13.9429in" svg:height="5.0535in" svg:x="0.0299in" svg:y="0.0039in">
              <draw:object draw:notify-on-update-of-ranges="MEM.A2:MEM.A7 MEM.F1:MEM.F1 MEM.F2:MEM.F7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61" table:end-x="0.1303in" table:end-y="0.0161in" draw:z-index="1" draw:name="Chart 2" draw:style-name="gr1" svg:width="13.9429in" svg:height="5.0524in" svg:x="0.0299in" svg:y="0.0185in">
              <draw:object draw:notify-on-update-of-ranges="MEM.A2:MEM.A7 MEM.B1:MEM.B1 MEM.B2:MEM.B7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9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099H39M21S">
            <text:p>11:39:21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  <table:table-cell office:value-type="float" office:value="1.2">
            <text:p>1.2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099H39M51S">
            <text:p>11:39:51</text:p>
          </table:table-cell>
          <table:table-cell office:value-type="float" office:value="0">
            <text:p>0</text:p>
          </table:table-cell>
          <table:table-cell office:value-type="float" office:value="46.9">
            <text:p>46.9</text:p>
          </table:table-cell>
          <table:table-cell office:value-type="float" office:value="0">
            <text:p>0</text:p>
          </table:table-cell>
          <table:table-cell office:value-type="float" office:value="1392.2">
            <text:p>1392.2</text:p>
          </table:table-cell>
          <table:table-cell office:value-type="float" office:value="0">
            <text:p>0</text:p>
          </table:table-cell>
          <table:table-cell office:value-type="float" office:value="1439.1">
            <text:p>1439.1</text:p>
          </table:table-cell>
          <table:table-cell office:value-type="float" office:value="46.9">
            <text:p>46.9</text:p>
          </table:table-cell>
          <table:table-cell office:value-type="float" office:value="-1392.2">
            <text:p>-1392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099H40M21S">
            <text:p>11:40:21</text:p>
          </table:table-cell>
          <table:table-cell office:value-type="float" office:value="0">
            <text:p>0</text:p>
          </table:table-cell>
          <table:table-cell office:value-type="float" office:value="26.6">
            <text:p>26.6</text:p>
          </table:table-cell>
          <table:table-cell office:value-type="float" office:value="0">
            <text:p>0</text:p>
          </table:table-cell>
          <table:table-cell office:value-type="float" office:value="688.3">
            <text:p>688.3</text:p>
          </table:table-cell>
          <table:table-cell office:value-type="float" office:value="0">
            <text:p>0</text:p>
          </table:table-cell>
          <table:table-cell office:value-type="float" office:value="714.9">
            <text:p>714.9</text:p>
          </table:table-cell>
          <table:table-cell office:value-type="float" office:value="26.6">
            <text:p>26.6</text:p>
          </table:table-cell>
          <table:table-cell office:value-type="float" office:value="-688.3">
            <text:p>-688.3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099H40M51S">
            <text:p>11:40:51</text:p>
          </table:table-cell>
          <table:table-cell office:value-type="float" office:value="0">
            <text:p>0</text:p>
          </table:table-cell>
          <table:table-cell office:value-type="float" office:value="13.3">
            <text:p>13.3</text:p>
          </table:table-cell>
          <table:table-cell office:value-type="float" office:value="0">
            <text:p>0</text:p>
          </table:table-cell>
          <table:table-cell office:value-type="float" office:value="314.9">
            <text:p>314.9</text:p>
          </table:table-cell>
          <table:table-cell office:value-type="float" office:value="0">
            <text:p>0</text:p>
          </table:table-cell>
          <table:table-cell office:value-type="float" office:value="328.2">
            <text:p>328.2</text:p>
          </table:table-cell>
          <table:table-cell office:value-type="float" office:value="13.3">
            <text:p>13.3</text:p>
          </table:table-cell>
          <table:table-cell office:value-type="float" office:value="-314.9">
            <text:p>-314.9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099H41M21S">
            <text:p>11:41:21</text:p>
          </table:table-cell>
          <table:table-cell office:value-type="float" office:value="0">
            <text:p>0</text:p>
          </table:table-cell>
          <table:table-cell office:value-type="float" office:value="28.4">
            <text:p>28.4</text:p>
          </table:table-cell>
          <table:table-cell office:value-type="float" office:value="0">
            <text:p>0</text:p>
          </table:table-cell>
          <table:table-cell office:value-type="float" office:value="563.7">
            <text:p>563.7</text:p>
          </table:table-cell>
          <table:table-cell office:value-type="float" office:value="0">
            <text:p>0</text:p>
          </table:table-cell>
          <table:table-cell office:value-type="float" office:value="592.1">
            <text:p>592.1</text:p>
          </table:table-cell>
          <table:table-cell office:value-type="float" office:value="28.4">
            <text:p>28.4</text:p>
          </table:table-cell>
          <table:table-cell office:value-type="float" office:value="-563.7">
            <text:p>-563.7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099H41M51S">
            <text:p>11:41:51</text:p>
          </table:table-cell>
          <table:table-cell office:value-type="float" office:value="0">
            <text:p>0</text:p>
          </table:table-cell>
          <table:table-cell office:value-type="float" office:value="22.3">
            <text:p>22.3</text:p>
          </table:table-cell>
          <table:table-cell office:value-type="float" office:value="0">
            <text:p>0</text:p>
          </table:table-cell>
          <table:table-cell office:value-type="float" office:value="341">
            <text:p>341</text:p>
          </table:table-cell>
          <table:table-cell office:value-type="float" office:value="0">
            <text:p>0</text:p>
          </table:table-cell>
          <table:table-cell office:value-type="float" office:value="363.3">
            <text:p>363.3</text:p>
          </table:table-cell>
          <table:table-cell office:value-type="float" office:value="22.3">
            <text:p>22.3</text:p>
          </table:table-cell>
          <table:table-cell office:value-type="float" office:value="-341">
            <text:p>-34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7])" office:value-type="float" office:value="0">
            <text:p>0.0</text:p>
            <draw:frame table:end-cell-address="NET.U35" table:end-x="0.474in" table:end-y="0.0028in" draw:z-index="0" draw:name="Chart 1" draw:style-name="gr1" svg:width="14.0496in" svg:height="5.0535in" svg:x="0.0299in" svg:y="0.0039in">
              <draw:object draw:notify-on-update-of-ranges="NET.A2:NET.A7 NET.I1:NET.I1 NET.I2:NET.I7 NET.H1:NET.H1 NET.H2:NET.H7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7])" office:value-type="float" office:value="23.1166666666667">
            <text:p>23.1</text:p>
          </table:table-cell>
          <table:table-cell table:style-name="ce11" table:formula="of:=AVERAGE([.D2:.D7])" office:value-type="float" office:value="0">
            <text:p>0.0</text:p>
          </table:table-cell>
          <table:table-cell table:style-name="ce11" table:formula="of:=AVERAGE([.E2:.E7])" office:value-type="float" office:value="550.05">
            <text:p>550.1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9]=0;0;MAX(SUMPRODUCT([.B2:.B7];[.B2:.B7])/SUM([.B2:.B7])-[.B9];0))" office:value-type="float" office:value="0">
            <text:p>0.0</text:p>
          </table:table-cell>
          <table:table-cell table:style-name="ce11" table:formula="of:=IF([.C9]=0;0;MAX(SUMPRODUCT([.C2:.C7];[.C2:.C7])/SUM([.C2:.C7])-[.C9];0))" office:value-type="float" office:value="8.52969238163903">
            <text:p>8.5</text:p>
          </table:table-cell>
          <table:table-cell table:style-name="ce11" table:formula="of:=IF([.D9]=0;0;MAX(SUMPRODUCT([.D2:.D7];[.D2:.D7])/SUM([.D2:.D7])-[.D9];0))" office:value-type="float" office:value="0">
            <text:p>0.0</text:p>
          </table:table-cell>
          <table:table-cell table:style-name="ce11" table:formula="of:=IF([.E9]=0;0;MAX(SUMPRODUCT([.E2:.E7];[.E2:.E7])/SUM([.E2:.E7])-[.E9];0))" office:value-type="float" office:value="342.347197224495">
            <text:p>342.3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7])-[.B9]-[.B10])" office:value-type="float" office:value="0">
            <text:p>0.0</text:p>
          </table:table-cell>
          <table:table-cell table:style-name="ce11" table:formula="of:=ABS(MAX([.C2:.C7])-[.C9]-[.C10])" office:value-type="float" office:value="15.2536409516943">
            <text:p>15.3</text:p>
          </table:table-cell>
          <table:table-cell table:style-name="ce11" table:formula="of:=ABS(MAX([.D2:.D7])-[.D9]-[.D10])" office:value-type="float" office:value="0">
            <text:p>0.0</text:p>
          </table:table-cell>
          <table:table-cell table:style-name="ce11" table:formula="of:=ABS(MAX([.E2:.E7])-[.E9]-[.E10])" office:value-type="float" office:value="499.802802775506">
            <text:p>499.8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61" table:end-x="0.474in" table:end-y="0.0161in" draw:z-index="1" draw:name="Chart 2" draw:style-name="gr1" svg:width="14.0496in" svg:height="5.0524in" svg:x="0.0299in" svg:y="0.0185in">
              <draw:object draw:notify-on-update-of-ranges="NET.B1:NET.E1 NET.A9:NET.A9 NET.B9:NET.E9 NET.A10:NET.A10 NET.B10:NET.E10 NET.A11:NET.A11 NET.B11:NET.E11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7" table:end-x="0.474in" table:end-y="0.0307in" draw:z-index="2" draw:name="Chart 3" draw:style-name="gr1" svg:width="14.0496in" svg:height="5.0535in" svg:x="0.0299in" svg:y="0.0315in">
              <draw:object draw:notify-on-update-of-ranges="NET.A2:NET.A7 NET.B1:NET.B1 NET.B2:NET.B7 NET.C1:NET.C1 NET.C2:NET.C7 NET.D1:NET.D1 NET.D2:NET.D7 NET.E1:NET.E1 NET.E2:NET.E7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9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099H39M21S">
            <text:p>11:39:21</text:p>
          </table:table-cell>
          <table:table-cell office:value-type="float" office:value="0">
            <text:p>0</text:p>
          </table:table-cell>
          <table:table-cell office:value-type="float" office:value="17.3">
            <text:p>17.3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099H39M51S">
            <text:p>11:39:51</text:p>
          </table:table-cell>
          <table:table-cell office:value-type="float" office:value="0">
            <text:p>0</text:p>
          </table:table-cell>
          <table:table-cell office:value-type="float" office:value="549.4">
            <text:p>549.4</text:p>
          </table:table-cell>
          <table:table-cell office:value-type="float" office:value="0">
            <text:p>0</text:p>
          </table:table-cell>
          <table:table-cell office:value-type="float" office:value="1042.9">
            <text:p>1042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099H40M21S">
            <text:p>11:40:21</text:p>
          </table:table-cell>
          <table:table-cell office:value-type="float" office:value="0">
            <text:p>0</text:p>
          </table:table-cell>
          <table:table-cell office:value-type="float" office:value="276.4">
            <text:p>276.4</text:p>
          </table:table-cell>
          <table:table-cell office:value-type="float" office:value="0">
            <text:p>0</text:p>
          </table:table-cell>
          <table:table-cell office:value-type="float" office:value="514.5">
            <text:p>514.5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099H40M51S">
            <text:p>11:40:51</text:p>
          </table:table-cell>
          <table:table-cell office:value-type="float" office:value="0">
            <text:p>0</text:p>
          </table:table-cell>
          <table:table-cell office:value-type="float" office:value="137.9">
            <text:p>137.9</text:p>
          </table:table-cell>
          <table:table-cell office:value-type="float" office:value="0">
            <text:p>0</text:p>
          </table:table-cell>
          <table:table-cell office:value-type="float" office:value="237.5">
            <text:p>237.5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099H41M21S">
            <text:p>11:41:21</text:p>
          </table:table-cell>
          <table:table-cell office:value-type="float" office:value="0">
            <text:p>0</text:p>
          </table:table-cell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 office:value-type="float" office:value="434.3">
            <text:p>434.3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099H41M51S">
            <text:p>11:41:51</text:p>
          </table:table-cell>
          <table:table-cell office:value-type="float" office:value="0">
            <text:p>0</text:p>
          </table:table-cell>
          <table:table-cell office:value-type="float" office:value="165.6">
            <text:p>165.6</text:p>
          </table:table-cell>
          <table:table-cell office:value-type="float" office:value="0">
            <text:p>0</text:p>
          </table:table-cell>
          <table:table-cell office:value-type="float" office:value="272.5">
            <text:p>272.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7])" office:value-type="float" office:value="0">
            <text:p>0.0</text:p>
            <draw:frame table:end-cell-address="NETPACKET.U35" table:end-x="0.474in" table:end-y="0.0028in" draw:z-index="0" draw:name="Chart 1" draw:style-name="gr1" svg:width="14.0496in" svg:height="5.0535in" svg:x="0.0299in" svg:y="0.0039in">
              <draw:object draw:notify-on-update-of-ranges="NETPACKET.B1:NETPACKET.E1 NETPACKET.A9:NETPACKET.A9 NETPACKET.B9:NETPACKET.E9 NETPACKET.A10:NETPACKET.A10 NETPACKET.B10:NETPACKET.E10 NETPACKET.A11:NETPACKET.A11 NETPACKET.B11:NETPACKET.E11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7])" office:value-type="float" office:value="231.266666666667">
            <text:p>231.3</text:p>
          </table:table-cell>
          <table:table-cell table:style-name="ce11" table:formula="of:=AVERAGE([.D2:.D7])" office:value-type="float" office:value="0">
            <text:p>0.0</text:p>
          </table:table-cell>
          <table:table-cell table:style-name="ce11" table:formula="of:=AVERAGE([.E2:.E7])" office:value-type="float" office:value="417.1">
            <text:p>417.1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9]=0;0;MAX(SUMPRODUCT([.B2:.B7];[.B2:.B7])/SUM([.B2:.B7])-[.B9];0))" office:value-type="float" office:value="0">
            <text:p>0.0</text:p>
          </table:table-cell>
          <table:table-cell table:style-name="ce11" table:formula="of:=IF([.C9]=0;0;MAX(SUMPRODUCT([.C2:.C7];[.C2:.C7])/SUM([.C2:.C7])-[.C9];0))" office:value-type="float" office:value="116.857706351494">
            <text:p>116.9</text:p>
          </table:table-cell>
          <table:table-cell table:style-name="ce11" table:formula="of:=IF([.D9]=0;0;MAX(SUMPRODUCT([.D2:.D7];[.D2:.D7])/SUM([.D2:.D7])-[.D9];0))" office:value-type="float" office:value="0">
            <text:p>0.0</text:p>
          </table:table-cell>
          <table:table-cell table:style-name="ce11" table:formula="of:=IF([.E9]=0;0;MAX(SUMPRODUCT([.E2:.E7];[.E2:.E7])/SUM([.E2:.E7])-[.E9];0))" office:value-type="float" office:value="250.857508191481">
            <text:p>250.9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7])-[.B9]-[.B10])" office:value-type="float" office:value="0">
            <text:p>0.0</text:p>
          </table:table-cell>
          <table:table-cell table:style-name="ce11" table:formula="of:=ABS(MAX([.C2:.C7])-[.C9]-[.C10])" office:value-type="float" office:value="201.275626981839">
            <text:p>201.3</text:p>
          </table:table-cell>
          <table:table-cell table:style-name="ce11" table:formula="of:=ABS(MAX([.D2:.D7])-[.D9]-[.D10])" office:value-type="float" office:value="0">
            <text:p>0.0</text:p>
          </table:table-cell>
          <table:table-cell table:style-name="ce11" table:formula="of:=ABS(MAX([.E2:.E7])-[.E9]-[.E10])" office:value-type="float" office:value="374.942491808519">
            <text:p>374.9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61" table:end-x="0.474in" table:end-y="0.0161in" draw:z-index="1" draw:name="Chart 2" draw:style-name="gr1" svg:width="14.0496in" svg:height="5.0524in" svg:x="0.0299in" svg:y="0.0185in">
              <draw:object draw:notify-on-update-of-ranges="NETPACKET.A2:NETPACKET.A7 NETPACKET.B1:NETPACKET.B1 NETPACKET.B2:NETPACKET.B7 NETPACKET.C1:NETPACKET.C1 NETPACKET.C2:NETPACKET.C7 NETPACKET.D1:NETPACKET.D1 NETPACKET.D2:NETPACKET.D7 NETPACKET.E1:NETPACKET.E1 NETPACKET.E2:NETPACKET.E7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9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099H39M21S">
            <text:p>11:39:2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099H39M51S">
            <text:p>11:39:51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869.5">
            <text:p>1869.5</text:p>
          </table:table-cell>
          <table:table-cell table:number-columns-repeated="3" office:value-type="float" office:value="-1">
            <text:p>-1</text:p>
          </table:table-cell>
          <table:table-cell office:value-type="float" office:value="19.1">
            <text:p>19.1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099H40M21S">
            <text:p>11:40:2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708.4">
            <text:p>1708.4</text:p>
          </table:table-cell>
          <table:table-cell table:number-columns-repeated="3" office:value-type="float" office:value="-1">
            <text:p>-1</text:p>
          </table:table-cell>
          <table:table-cell office:value-type="float" office:value="8.1">
            <text:p>8.1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099H40M51S">
            <text:p>11:40:51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1443.7">
            <text:p>1443.7</text:p>
          </table:table-cell>
          <table:table-cell table:number-columns-repeated="3"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099H41M21S">
            <text:p>11:41:2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853.2">
            <text:p>1853.2</text:p>
          </table:table-cell>
          <table:table-cell table:number-columns-repeated="3" office:value-type="float" office:value="-1">
            <text:p>-1</text:p>
          </table:table-cell>
          <table:table-cell office:value-type="float" office:value="12.5">
            <text:p>12.5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099H41M51S">
            <text:p>11:41:5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732.5">
            <text:p>1732.5</text:p>
          </table:table-cell>
          <table:table-cell table:number-columns-repeated="3" office:value-type="float" office:value="-1">
            <text:p>-1</text:p>
          </table:table-cell>
          <table:table-cell office:value-type="float" office:value="8.7">
            <text:p>8.7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5" table:end-x="0.474in" table:end-y="0.0028in" draw:z-index="0" draw:name="Chart 1" draw:style-name="gr1" svg:width="14.0496in" svg:height="5.0535in" svg:x="0.0299in" svg:y="0.0039in">
              <draw:object draw:notify-on-update-of-ranges="PROC.A2:PROC.A7 PROC.B1:PROC.B1 PROC.B2:PROC.B7 PROC.C1:PROC.C1 PROC.C2:PROC.C7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61" table:end-x="0.474in" table:end-y="0.0161in" draw:z-index="1" draw:name="Chart 2" draw:style-name="gr1" svg:width="14.0496in" svg:height="5.0524in" svg:x="0.0299in" svg:y="0.0185in">
              <draw:object draw:notify-on-update-of-ranges="PROC.A2:PROC.A7 PROC.D2:PROC.D7 PROC.E2:PROC.E7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7" table:end-x="0.474in" table:end-y="0.0307in" draw:z-index="2" draw:name="Chart 3" draw:style-name="gr1" svg:width="14.0496in" svg:height="5.0535in" svg:x="0.0299in" svg:y="0.0315in">
              <draw:object draw:notify-on-update-of-ranges="PROC.A2:PROC.A7 PROC.H2:PROC.H7 PROC.I2:PROC.I7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099H39M21S">
            <text:p>11:39:21</text:p>
          </table:table-cell>
          <table:table-cell table:number-columns-repeated="3" office:value-type="float" office:value="-1">
            <text:p>-1</text:p>
          </table:table-cell>
          <table:table-cell office:value-type="float" office:value="352">
            <text:p>352</text:p>
          </table:table-cell>
          <table:table-cell table:number-columns-repeated="13" office:value-type="float" office:value="-1">
            <text:p>-1</text:p>
          </table:table-cell>
          <table:table-cell office:value-type="float" office:value="3608">
            <text:p>3608</text:p>
          </table:table-cell>
          <table:table-cell office:value-type="float" office:value="-1">
            <text:p>-1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-1">
            <text:p>-1</text:p>
          </table:table-cell>
          <table:table-cell office:value-type="float" office:value="320828">
            <text:p>320828</text:p>
          </table:table-cell>
          <table:table-cell table:number-columns-repeated="7"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6">
            <text:p>86</text:p>
          </table:table-cell>
          <table:table-cell table:number-columns-repeated="2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099H39M51S">
            <text:p>11:39:51</text:p>
          </table:table-cell>
          <table:table-cell table:number-columns-repeated="3" office:value-type="float" office:value="-1">
            <text:p>-1</text:p>
          </table:table-cell>
          <table:table-cell office:value-type="float" office:value="321">
            <text:p>321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9414">
            <text:p>9414</text:p>
          </table:table-cell>
          <table:table-cell office:value-type="float" office:value="0">
            <text:p>0</text:p>
          </table:table-cell>
          <table:table-cell office:value-type="float" office:value="1419">
            <text:p>1419</text:p>
          </table:table-cell>
          <table:table-cell table:number-columns-repeated="2" office:value-type="float" office:value="0">
            <text:p>0</text:p>
          </table:table-cell>
          <table:table-cell office:value-type="float" office:value="-320824">
            <text:p>-320824</text:p>
          </table:table-cell>
          <table:table-cell table:number-columns-repeated="9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099H40M21S">
            <text:p>11:40:21</text:p>
          </table:table-cell>
          <table:table-cell table:number-columns-repeated="3" office:value-type="float" office:value="-1">
            <text:p>-1</text:p>
          </table:table-cell>
          <table:table-cell office:value-type="float" office:value="632">
            <text:p>632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10166">
            <text:p>10166</text:p>
          </table:table-cell>
          <table:table-cell office:value-type="float" office:value="0">
            <text:p>0</text:p>
          </table:table-cell>
          <table:table-cell office:value-type="float" office:value="7766">
            <text:p>7766</text:p>
          </table:table-cell>
          <table:table-cell table:number-columns-repeated="2"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9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69">
            <text:p>-69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099H40M51S">
            <text:p>11:40:51</text:p>
          </table:table-cell>
          <table:table-cell table:number-columns-repeated="3" office:value-type="float" office:value="-1">
            <text:p>-1</text:p>
          </table:table-cell>
          <table:table-cell office:value-type="float" office:value="452">
            <text:p>452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3973">
            <text:p>3973</text:p>
          </table:table-cell>
          <table:table-cell office:value-type="float" office:value="0">
            <text:p>0</text:p>
          </table:table-cell>
          <table:table-cell office:value-type="float" office:value="-7334">
            <text:p>-7334</text:p>
          </table:table-cell>
          <table:table-cell table:number-columns-repeated="12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8">
            <text:p>68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099H41M21S">
            <text:p>11:41:21</text:p>
          </table:table-cell>
          <table:table-cell table:number-columns-repeated="3" office:value-type="float" office:value="-1">
            <text:p>-1</text:p>
          </table:table-cell>
          <table:table-cell office:value-type="float" office:value="755">
            <text:p>755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7486">
            <text:p>7486</text:p>
          </table:table-cell>
          <table:table-cell office:value-type="float" office:value="0">
            <text:p>0</text:p>
          </table:table-cell>
          <table:table-cell office:value-type="float" office:value="3534">
            <text:p>3534</text:p>
          </table:table-cell>
          <table:table-cell office:value-type="float" office:value="21">
            <text:p>21</text:p>
          </table:table-cell>
          <table:table-cell table:number-columns-repeated="11" office:value-type="float" office:value="0">
            <text:p>0</text:p>
          </table:table-cell>
          <table:table-cell office:value-type="float" office:value="-15">
            <text:p>-15</text:p>
          </table:table-cell>
          <table:table-cell table:number-columns-repeated="2" office:value-type="float" office:value="0">
            <text:p>0</text:p>
          </table:table-cell>
          <table:table-cell office:value-type="float" office:value="-7">
            <text:p>-7</text:p>
          </table:table-cell>
          <table:table-cell office:value-type="float" office:value="-16">
            <text:p>-16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099H41M51S">
            <text:p>11:41:51</text:p>
          </table:table-cell>
          <table:table-cell table:number-columns-repeated="3" office:value-type="float" office:value="-1">
            <text:p>-1</text:p>
          </table:table-cell>
          <table:table-cell office:value-type="float" office:value="424">
            <text:p>424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1888">
            <text:p>1888</text:p>
          </table:table-cell>
          <table:table-cell office:value-type="float" office:value="0">
            <text:p>0</text:p>
          </table:table-cell>
          <table:table-cell office:value-type="float" office:value="-3833">
            <text:p>-3833</text:p>
          </table:table-cell>
          <table:table-cell table:number-columns-repeated="1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69">
            <text:p>-69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5" table:end-x="0.474in" table:end-y="0.0028in" draw:z-index="0" draw:name="Chart 1" draw:style-name="gr1" svg:width="14.0496in" svg:height="5.0535in" svg:x="0.0299in" svg:y="0.0039in">
              <draw:object draw:notify-on-update-of-ranges="VM.A2:VM.A7 VM.H1:VM.H1 VM.H2:VM.H7 VM.I1:VM.I1 VM.I2:VM.I7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61" table:end-x="0.474in" table:end-y="0.0161in" draw:z-index="1" draw:name="Chart 2" draw:style-name="gr1" svg:width="14.0496in" svg:height="5.0524in" svg:x="0.0299in" svg:y="0.0185in">
              <draw:object draw:notify-on-update-of-ranges="VM.A2:VM.A7 VM.J1:VM.J1 VM.J2:VM.J7 VM.K1:VM.K1 VM.K2:VM.K7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22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1H39M21S">
            <text:p>11:39:21</text:p>
          </table:table-cell>
          <table:table-cell office:value-type="date" office:date-value="2011-10-21">
            <text:p>21-Oct-11</text:p>
          </table:table-cell>
          <table:table-cell table:style-name="ce13" office:value-type="time" office:time-value="PT980099H39M21S">
            <text:p>11:39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1H39M51S">
            <text:p>11:39:51</text:p>
          </table:table-cell>
          <table:table-cell office:value-type="date" office:date-value="2011-10-21">
            <text:p>21-Oct-11</text:p>
          </table:table-cell>
          <table:table-cell table:style-name="ce13" office:value-type="time" office:time-value="PT980099H39M51S">
            <text:p>11:39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1H40M21S">
            <text:p>11:40:21</text:p>
          </table:table-cell>
          <table:table-cell office:value-type="date" office:date-value="2011-10-21">
            <text:p>21-Oct-11</text:p>
          </table:table-cell>
          <table:table-cell table:style-name="ce13" office:value-type="time" office:time-value="PT980099H40M21S">
            <text:p>11:40</text:p>
          </table:table-cell>
          <table:table-cell table:number-columns-repeated="1020"/>
        </table:table-row>
        <table:table-row table:style-name="ro1">
          <table:table-cell office:value-type="string">
            <text:p>T0004</text:p>
          </table:table-cell>
          <table:table-cell office:value-type="time" office:time-value="PT11H40M51S">
            <text:p>11:40:51</text:p>
          </table:table-cell>
          <table:table-cell office:value-type="date" office:date-value="2011-10-21">
            <text:p>21-Oct-11</text:p>
          </table:table-cell>
          <table:table-cell table:style-name="ce13" office:value-type="time" office:time-value="PT980099H40M51S">
            <text:p>11:40</text:p>
          </table:table-cell>
          <table:table-cell table:number-columns-repeated="1020"/>
        </table:table-row>
        <table:table-row table:style-name="ro1">
          <table:table-cell office:value-type="string">
            <text:p>T0005</text:p>
          </table:table-cell>
          <table:table-cell office:value-type="time" office:time-value="PT11H41M21S">
            <text:p>11:41:21</text:p>
          </table:table-cell>
          <table:table-cell office:value-type="date" office:date-value="2011-10-21">
            <text:p>21-Oct-11</text:p>
          </table:table-cell>
          <table:table-cell table:style-name="ce13" office:value-type="time" office:time-value="PT980099H41M21S">
            <text:p>11:41</text:p>
          </table:table-cell>
          <table:table-cell table:number-columns-repeated="1020"/>
        </table:table-row>
        <table:table-row table:style-name="ro1">
          <table:table-cell office:value-type="string">
            <text:p>T0006</text:p>
          </table:table-cell>
          <table:table-cell office:value-type="time" office:time-value="PT11H41M51S">
            <text:p>11:41:51</text:p>
          </table:table-cell>
          <table:table-cell office:value-type="date" office:date-value="2011-10-21">
            <text:p>21-Oct-11</text:p>
          </table:table-cell>
          <table:table-cell table:style-name="ce13" office:value-type="time" office:time-value="PT980099H41M51S">
            <text:p>11:41</text:p>
          </table:table-cell>
          <table:table-cell table:number-columns-repeated="1020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9H39M21S">
            <text:p>11:39:21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1">
            <text:p>99.1</text:p>
          </table:table-cell>
          <table:table-cell office:value-type="float" office:value="0.8">
            <text:p>0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9H39M51S">
            <text:p>11:39:51</text:p>
          </table:table-cell>
          <table:table-cell office:value-type="float" office:value="29.9">
            <text:p>29.9</text:p>
          </table:table-cell>
          <table:table-cell office:value-type="float" office:value="5.2">
            <text:p>5.2</text:p>
          </table:table-cell>
          <table:table-cell office:value-type="float" office:value="2.6">
            <text:p>2.6</text:p>
          </table:table-cell>
          <table:table-cell office:value-type="float" office:value="62.3">
            <text:p>62.3</text:p>
          </table:table-cell>
          <table:table-cell office:value-type="float" office:value="35.1">
            <text:p>35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9H40M21S">
            <text:p>11:40:21</text:p>
          </table:table-cell>
          <table:table-cell office:value-type="float" office:value="30.1">
            <text:p>30.1</text:p>
          </table:table-cell>
          <table:table-cell office:value-type="float" office:value="3.8">
            <text:p>3.8</text:p>
          </table:table-cell>
          <table:table-cell office:value-type="float" office:value="3.6">
            <text:p>3.6</text:p>
          </table:table-cell>
          <table:table-cell office:value-type="float" office:value="62.5">
            <text:p>62.5</text:p>
          </table:table-cell>
          <table:table-cell office:value-type="float" office:value="33.9">
            <text:p>33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9H40M51S">
            <text:p>11:40:51</text:p>
          </table:table-cell>
          <table:table-cell office:value-type="float" office:value="18.5">
            <text:p>18.5</text:p>
          </table:table-cell>
          <table:table-cell office:value-type="float" office:value="3.9">
            <text:p>3.9</text:p>
          </table:table-cell>
          <table:table-cell office:value-type="float" office:value="5.5">
            <text:p>5.5</text:p>
          </table:table-cell>
          <table:table-cell office:value-type="float" office:value="72">
            <text:p>72</text:p>
          </table:table-cell>
          <table:table-cell office:value-type="float" office:value="22.4">
            <text:p>22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9H41M21S">
            <text:p>11:41:21</text:p>
          </table:table-cell>
          <table:table-cell office:value-type="float" office:value="36.9">
            <text:p>36.9</text:p>
          </table:table-cell>
          <table:table-cell office:value-type="float" office:value="6.4">
            <text:p>6.4</text:p>
          </table:table-cell>
          <table:table-cell office:value-type="float" office:value="5.7">
            <text:p>5.7</text:p>
          </table:table-cell>
          <table:table-cell office:value-type="float" office:value="51.1">
            <text:p>51.1</text:p>
          </table:table-cell>
          <table:table-cell office:value-type="float" office:value="43.3">
            <text:p>43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9H41M51S">
            <text:p>11:41:51</text:p>
          </table:table-cell>
          <table:table-cell office:value-type="float" office:value="31.4">
            <text:p>31.4</text:p>
          </table:table-cell>
          <table:table-cell office:value-type="float" office:value="5.2">
            <text:p>5.2</text:p>
          </table:table-cell>
          <table:table-cell office:value-type="float" office:value="6.1">
            <text:p>6.1</text:p>
          </table:table-cell>
          <table:table-cell office:value-type="float" office:value="57.3">
            <text:p>57.3</text:p>
          </table:table-cell>
          <table:table-cell office:value-type="float" office:value="36.6">
            <text:p>36.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4.5666666666667">
            <text:p>24.57</text:p>
            <draw:frame table:end-cell-address="CPU01.U35" table:end-x="0.474in" table:end-y="0.0028in" draw:z-index="0" draw:name="Chart 1" draw:style-name="gr1" svg:width="14.0496in" svg:height="5.0535in" svg:x="0.0299in" svg:y="0.0039in">
              <draw:object draw:notify-on-update-of-ranges="CPU01.A2:CPU01.A7 CPU01.B1:CPU01.B1 CPU01.B2:CPU01.B7 CPU01.C1:CPU01.C1 CPU01.C2:CPU01.C7 CPU01.D1:CPU01.D1 CPU01.D2:CPU01.D7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4.11666666666667">
            <text:p>4.12</text:p>
          </table:table-cell>
          <table:table-cell office:value-type="float" office:value="3.91666666666667">
            <text:p>3.92</text:p>
          </table:table-cell>
          <table:table-cell office:value-type="float" office:value="67.3833333333333">
            <text:p>67.38</text:p>
          </table:table-cell>
          <table:table-cell office:value-type="float" office:value="28.6833333333333">
            <text:p>28.68</text:p>
          </table:table-cell>
          <table:table-cell table:number-columns-repeated="1018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9H39M21S">
            <text:p>11:39:21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2">
            <text:p>99.2</text:p>
          </table:table-cell>
          <table:table-cell office:value-type="float" office:value="0.8">
            <text:p>0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9H39M51S">
            <text:p>11:39:51</text:p>
          </table:table-cell>
          <table:table-cell office:value-type="float" office:value="35.5">
            <text:p>35.5</text:p>
          </table:table-cell>
          <table:table-cell office:value-type="float" office:value="5.1">
            <text:p>5.1</text:p>
          </table:table-cell>
          <table:table-cell office:value-type="float" office:value="3.2">
            <text:p>3.2</text:p>
          </table:table-cell>
          <table:table-cell office:value-type="float" office:value="56.2">
            <text:p>56.2</text:p>
          </table:table-cell>
          <table:table-cell office:value-type="float" office:value="40.6">
            <text:p>40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9H40M21S">
            <text:p>11:40:21</text:p>
          </table:table-cell>
          <table:table-cell office:value-type="float" office:value="33">
            <text:p>33</text:p>
          </table:table-cell>
          <table:table-cell office:value-type="float" office:value="5.8">
            <text:p>5.8</text:p>
          </table:table-cell>
          <table:table-cell office:value-type="float" office:value="2.7">
            <text:p>2.7</text:p>
          </table:table-cell>
          <table:table-cell office:value-type="float" office:value="58.5">
            <text:p>58.5</text:p>
          </table:table-cell>
          <table:table-cell office:value-type="float" office:value="38.8">
            <text:p>38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9H40M51S">
            <text:p>11:40:51</text:p>
          </table:table-cell>
          <table:table-cell office:value-type="float" office:value="23.8">
            <text:p>23.8</text:p>
          </table:table-cell>
          <table:table-cell office:value-type="float" office:value="4.1">
            <text:p>4.1</text:p>
          </table:table-cell>
          <table:table-cell office:value-type="float" office:value="4.9">
            <text:p>4.9</text:p>
          </table:table-cell>
          <table:table-cell office:value-type="float" office:value="67.3">
            <text:p>67.3</text:p>
          </table:table-cell>
          <table:table-cell office:value-type="float" office:value="27.9">
            <text:p>27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9H41M21S">
            <text:p>11:41:21</text:p>
          </table:table-cell>
          <table:table-cell office:value-type="float" office:value="44.4">
            <text:p>44.4</text:p>
          </table:table-cell>
          <table:table-cell office:value-type="float" office:value="6.6">
            <text:p>6.6</text:p>
          </table:table-cell>
          <table:table-cell office:value-type="float" office:value="8.8">
            <text:p>8.8</text:p>
          </table:table-cell>
          <table:table-cell office:value-type="float" office:value="40.3">
            <text:p>40.3</text:p>
          </table:table-cell>
          <table:table-cell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9H41M51S">
            <text:p>11:41:51</text:p>
          </table:table-cell>
          <table:table-cell office:value-type="float" office:value="36.4">
            <text:p>36.4</text:p>
          </table:table-cell>
          <table:table-cell office:value-type="float" office:value="5.5">
            <text:p>5.5</text:p>
          </table:table-cell>
          <table:table-cell office:value-type="float" office:value="6.5">
            <text:p>6.5</text:p>
          </table:table-cell>
          <table:table-cell office:value-type="float" office:value="51.6">
            <text:p>51.6</text:p>
          </table:table-cell>
          <table:table-cell office:value-type="float" office:value="41.9">
            <text:p>41.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8.95">
            <text:p>28.95</text:p>
            <draw:frame table:end-cell-address="CPU02.U35" table:end-x="0.474in" table:end-y="0.0028in" draw:z-index="0" draw:name="Chart 1" draw:style-name="gr1" svg:width="14.0496in" svg:height="5.0535in" svg:x="0.0299in" svg:y="0.0039in">
              <draw:object draw:notify-on-update-of-ranges="CPU02.A2:CPU02.A7 CPU02.B1:CPU02.B1 CPU02.B2:CPU02.B7 CPU02.C1:CPU02.C1 CPU02.C2:CPU02.C7 CPU02.D1:CPU02.D1 CPU02.D2:CPU02.D7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4.55">
            <text:p>4.55</text:p>
          </table:table-cell>
          <table:table-cell office:value-type="float" office:value="4.35">
            <text:p>4.35</text:p>
          </table:table-cell>
          <table:table-cell office:value-type="float" office:value="62.1833333333333">
            <text:p>62.18</text:p>
          </table:table-cell>
          <table:table-cell office:value-type="float" office:value="33.5">
            <text:p>33.5</text:p>
          </table:table-cell>
          <table:table-cell table:number-columns-repeated="1018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9H39M21S">
            <text:p>11:39:21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3">
            <text:p>99.3</text:p>
          </table:table-cell>
          <table:table-cell office:value-type="float" office:value="0.7">
            <text:p>0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9H39M51S">
            <text:p>11:39:51</text:p>
          </table:table-cell>
          <table:table-cell office:value-type="float" office:value="32.6">
            <text:p>32.6</text:p>
          </table:table-cell>
          <table:table-cell office:value-type="float" office:value="4.7">
            <text:p>4.7</text:p>
          </table:table-cell>
          <table:table-cell office:value-type="float" office:value="3.3">
            <text:p>3.3</text:p>
          </table:table-cell>
          <table:table-cell office:value-type="float" office:value="59.4">
            <text:p>59.4</text:p>
          </table:table-cell>
          <table:table-cell office:value-type="float" office:value="37.3">
            <text:p>37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9H40M21S">
            <text:p>11:40:21</text:p>
          </table:table-cell>
          <table:table-cell office:value-type="float" office:value="34.6">
            <text:p>34.6</text:p>
          </table:table-cell>
          <table:table-cell office:value-type="float" office:value="5.6">
            <text:p>5.6</text:p>
          </table:table-cell>
          <table:table-cell office:value-type="float" office:value="9.2">
            <text:p>9.2</text:p>
          </table:table-cell>
          <table:table-cell office:value-type="float" office:value="50.7">
            <text:p>50.7</text:p>
          </table:table-cell>
          <table:table-cell office:value-type="float" office:value="40.2">
            <text:p>40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9H40M51S">
            <text:p>11:40:51</text:p>
          </table:table-cell>
          <table:table-cell office:value-type="float" office:value="23.9">
            <text:p>23.9</text:p>
          </table:table-cell>
          <table:table-cell office:value-type="float" office:value="4.5">
            <text:p>4.5</text:p>
          </table:table-cell>
          <table:table-cell office:value-type="float" office:value="9.7">
            <text:p>9.7</text:p>
          </table:table-cell>
          <table:table-cell office:value-type="float" office:value="61.9">
            <text:p>61.9</text:p>
          </table:table-cell>
          <table:table-cell office:value-type="float" office:value="28.4">
            <text:p>28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9H41M21S">
            <text:p>11:41:21</text:p>
          </table:table-cell>
          <table:table-cell office:value-type="float" office:value="40.5">
            <text:p>40.5</text:p>
          </table:table-cell>
          <table:table-cell office:value-type="float" office:value="6.2">
            <text:p>6.2</text:p>
          </table:table-cell>
          <table:table-cell office:value-type="float" office:value="11.2">
            <text:p>11.2</text:p>
          </table:table-cell>
          <table:table-cell office:value-type="float" office:value="42.1">
            <text:p>42.1</text:p>
          </table:table-cell>
          <table:table-cell office:value-type="float" office:value="46.7">
            <text:p>46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9H41M51S">
            <text:p>11:41:51</text:p>
          </table:table-cell>
          <table:table-cell office:value-type="float" office:value="38.6">
            <text:p>38.6</text:p>
          </table:table-cell>
          <table:table-cell office:value-type="float" office:value="6">
            <text:p>6</text:p>
          </table:table-cell>
          <table:table-cell office:value-type="float" office:value="8.4">
            <text:p>8.4</text:p>
          </table:table-cell>
          <table:table-cell office:value-type="float" office:value="47">
            <text:p>47</text:p>
          </table:table-cell>
          <table:table-cell office:value-type="float" office:value="44.6">
            <text:p>44.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8.45">
            <text:p>28.45</text:p>
            <draw:frame table:end-cell-address="CPU03.U35" table:end-x="0.474in" table:end-y="0.0028in" draw:z-index="0" draw:name="Chart 1" draw:style-name="gr1" svg:width="14.0496in" svg:height="5.0535in" svg:x="0.0299in" svg:y="0.0039in">
              <draw:object draw:notify-on-update-of-ranges="CPU03.A2:CPU03.A7 CPU03.B1:CPU03.B1 CPU03.B2:CPU03.B7 CPU03.C1:CPU03.C1 CPU03.C2:CPU03.C7 CPU03.D1:CPU03.D1 CPU03.D2:CPU03.D7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4.53333333333333">
            <text:p>4.53</text:p>
          </table:table-cell>
          <table:table-cell office:value-type="float" office:value="6.96666666666667">
            <text:p>6.97</text:p>
          </table:table-cell>
          <table:table-cell office:value-type="float" office:value="60.0666666666667">
            <text:p>60.07</text:p>
          </table:table-cell>
          <table:table-cell office:value-type="float" office:value="32.9833333333333">
            <text:p>32.98</text:p>
          </table:table-cell>
          <table:table-cell table:number-columns-repeated="1018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9H39M21S">
            <text:p>11:39:21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99.1">
            <text:p>99.1</text:p>
          </table:table-cell>
          <table:table-cell office:value-type="float" office:value="0.7">
            <text:p>0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9H39M51S">
            <text:p>11:39:51</text:p>
          </table:table-cell>
          <table:table-cell office:value-type="float" office:value="32.6">
            <text:p>32.6</text:p>
          </table:table-cell>
          <table:table-cell office:value-type="float" office:value="5.4">
            <text:p>5.4</text:p>
          </table:table-cell>
          <table:table-cell office:value-type="float" office:value="21.3">
            <text:p>21.3</text:p>
          </table:table-cell>
          <table:table-cell office:value-type="float" office:value="40.7">
            <text:p>40.7</text:p>
          </table:table-cell>
          <table:table-cell office:value-type="float" office:value="38">
            <text:p>3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9H40M21S">
            <text:p>11:40:21</text:p>
          </table:table-cell>
          <table:table-cell office:value-type="float" office:value="35.8">
            <text:p>35.8</text:p>
          </table:table-cell>
          <table:table-cell office:value-type="float" office:value="7.9">
            <text:p>7.9</text:p>
          </table:table-cell>
          <table:table-cell office:value-type="float" office:value="39.9">
            <text:p>39.9</text:p>
          </table:table-cell>
          <table:table-cell office:value-type="float" office:value="16.4">
            <text:p>16.4</text:p>
          </table:table-cell>
          <table:table-cell office:value-type="float" office:value="43.7">
            <text:p>43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9H40M51S">
            <text:p>11:40:51</text:p>
          </table:table-cell>
          <table:table-cell office:value-type="float" office:value="30.7">
            <text:p>30.7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float" office:value="17.3">
            <text:p>17.3</text:p>
          </table:table-cell>
          <table:table-cell office:value-type="float" office:value="38.7">
            <text:p>38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9H41M21S">
            <text:p>11:41:21</text:p>
          </table:table-cell>
          <table:table-cell office:value-type="float" office:value="52.6">
            <text:p>52.6</text:p>
          </table:table-cell>
          <table:table-cell office:value-type="float" office:value="8.8">
            <text:p>8.8</text:p>
          </table:table-cell>
          <table:table-cell office:value-type="float" office:value="23.1">
            <text:p>23.1</text:p>
          </table:table-cell>
          <table:table-cell office:value-type="float" office:value="15.6">
            <text:p>15.6</text:p>
          </table:table-cell>
          <table:table-cell office:value-type="float" office:value="61.4">
            <text:p>61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9H41M51S">
            <text:p>11:41:51</text:p>
          </table:table-cell>
          <table:table-cell office:value-type="float" office:value="44.7">
            <text:p>44.7</text:p>
          </table:table-cell>
          <table:table-cell office:value-type="float" office:value="7.7">
            <text:p>7.7</text:p>
          </table:table-cell>
          <table:table-cell office:value-type="float" office:value="27.2">
            <text:p>27.2</text:p>
          </table:table-cell>
          <table:table-cell office:value-type="float" office:value="20.3">
            <text:p>20.3</text:p>
          </table:table-cell>
          <table:table-cell office:value-type="float" office:value="52.4">
            <text:p>52.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32.8166666666667">
            <text:p>32.82</text:p>
            <draw:frame table:end-cell-address="CPU04.U35" table:end-x="0.474in" table:end-y="0.0028in" draw:z-index="0" draw:name="Chart 1" draw:style-name="gr1" svg:width="14.0496in" svg:height="5.0535in" svg:x="0.0299in" svg:y="0.0039in">
              <draw:object draw:notify-on-update-of-ranges="CPU04.A2:CPU04.A7 CPU04.B1:CPU04.B1 CPU04.B2:CPU04.B7 CPU04.C1:CPU04.C1 CPU04.C2:CPU04.C7 CPU04.D1:CPU04.D1 CPU04.D2:CPU04.D7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6.33333333333333">
            <text:p>6.33</text:p>
          </table:table-cell>
          <table:table-cell office:value-type="float" office:value="25.9333333333333">
            <text:p>25.93</text:p>
          </table:table-cell>
          <table:table-cell office:value-type="float" office:value="34.9">
            <text:p>34.9</text:p>
          </table:table-cell>
          <table:table-cell office:value-type="float" office:value="39.15">
            <text:p>39.15</text:p>
          </table:table-cell>
          <table:table-cell table:number-columns-repeated="1018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10/21/2011</text:date>, <text:time>13:0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920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035cm" svg:y="0.256cm" chart:style-name="ch2">
          <text:p>System Summary ubuntuServer  10/21/2011</text:p>
        </chart:title>
        <chart:legend chart:legend-position="end" svg:x="32.81cm" svg:y="5.832cm" chart:style-name="ch3"/>
        <chart:plot-area chart:style-name="ch4" table:cell-range-address="CPU_ALL.A2:CPU_ALL.A7 CPU_ALL.F1:CPU_ALL.F7 DISK_SUMM.D2:DISK_SUMM.D7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7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7" chart:label-cell-address="CPU_ALL.F1:CPU_ALL.F1" chart:class="chart:line">
            <chart:data-point chart:repeated="6"/>
          </chart:series>
          <chart:series chart:attached-axis="secondary-y" chart:style-name="ch11" chart:values-cell-range-address="DISK_SUMM.D2:DISK_SUMM.D7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7">11:39:21</text:p>
              </table:table-cell>
              <table:table-cell office:value-type="float" office:value="2.1">
                <text:p text:id="CPU_ALL.F2:CPU_ALL.F7">2.1</text:p>
              </table:table-cell>
              <table:table-cell office:value-type="float" office:value="0">
                <text:p text:id="DISK_SUMM.D2:DISK_SUMM.D7">0</text:p>
              </table:table-cell>
            </table:table-row>
            <table:table-row>
              <table:table-cell office:value-type="string">
                <text:p>11:39:51</text:p>
              </table:table-cell>
              <table:table-cell office:value-type="float" office:value="37.9">
                <text:p>37.9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1:40:21</text:p>
              </table:table-cell>
              <table:table-cell office:value-type="float" office:value="39.2">
                <text:p>39.2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1:40:51</text:p>
              </table:table-cell>
              <table:table-cell office:value-type="float" office:value="29.5">
                <text:p>29.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1:41:21</text:p>
              </table:table-cell>
              <table:table-cell office:value-type="float" office:value="50.7">
                <text:p>50.7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string">
                <text:p>11:41:51</text:p>
              </table:table-cell>
              <table:table-cell office:value-type="float" office:value="44">
                <text:p>44</text:p>
              </table:table-cell>
              <table:table-cell office:value-type="float" office:value="321">
                <text:p>3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11.248cm" svg:y="0.256cm" chart:style-name="ch2">
          <text:p>Disk %Busy JMeter_Test_90_Threads  10/21/2011</text:p>
        </chart:title>
        <chart:legend chart:legend-position="end" svg:x="33.409cm" svg:y="5.364cm" chart:style-name="ch3"/>
        <chart:plot-area chart:style-name="ch4" table:cell-range-address="DISKBUSY.A1:DISKBUSY.E7" chart:data-source-has-labels="both" svg:x="0.712cm" svg:y="1.281cm" svg:width="31.986cm" svg:height="11.041cm">
          <chart:axis chart:dimension="x" chart:name="primary-x" chart:style-name="ch5">
            <chart:categories table:cell-range-address="DISKBUSY.A2:DISKBUSY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7" chart:label-cell-address="DISKBUSY.B1:DISKBUSY.B1" chart:class="chart:line">
            <chart:data-point chart:repeated="6"/>
          </chart:series>
          <chart:series chart:style-name="ch9" chart:values-cell-range-address="DISKBUSY.C2:DISKBUSY.C7" chart:label-cell-address="DISKBUSY.C1:DISKBUSY.C1" chart:class="chart:line">
            <chart:data-point chart:repeated="6"/>
          </chart:series>
          <chart:series chart:style-name="ch10" chart:values-cell-range-address="DISKBUSY.D2:DISKBUSY.D7" chart:label-cell-address="DISKBUSY.D1:DISKBUSY.D1" chart:class="chart:line">
            <chart:data-point chart:repeated="6"/>
          </chart:series>
          <chart:series chart:style-name="ch11" chart:values-cell-range-address="DISKBUSY.E2:DISKBUSY.E7" chart:label-cell-address="DISKBUSY.E1:DISKBUSY.E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7">11:39:21</text:p>
              </table:table-cell>
              <table:table-cell office:value-type="float" office:value="0">
                <text:p text:id="DISKBUSY.B2:DISKBUSY.B7">0</text:p>
              </table:table-cell>
              <table:table-cell office:value-type="float" office:value="0">
                <text:p text:id="DISKBUSY.C2:DISKBUSY.C7">0</text:p>
              </table:table-cell>
              <table:table-cell office:value-type="float" office:value="0">
                <text:p text:id="DISKBUSY.D2:DISKBUSY.D7">0</text:p>
              </table:table-cell>
              <table:table-cell office:value-type="float" office:value="0">
                <text:p text:id="DISKBUSY.E2:DISKBUSY.E7">0</text:p>
              </table:table-cell>
            </table:table-row>
            <table:table-row>
              <table:table-cell office:value-type="string">
                <text:p>11:39:51</text:p>
              </table:table-cell>
              <table:table-cell office:value-type="float" office:value="40.7">
                <text:p>40.7</text:p>
              </table:table-cell>
              <table:table-cell office:value-type="float" office:value="40.7">
                <text:p>4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0:21</text:p>
              </table:table-cell>
              <table:table-cell office:value-type="float" office:value="72.9">
                <text:p>72.9</text:p>
              </table:table-cell>
              <table:table-cell office:value-type="float" office:value="72.9">
                <text:p>72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0:51</text:p>
              </table:table-cell>
              <table:table-cell office:value-type="float" office:value="75.4">
                <text:p>75.4</text:p>
              </table:table-cell>
              <table:table-cell office:value-type="float" office:value="75.4">
                <text:p>75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1:21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1:51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7cm" xlink:href=".." chart:class="chart:bar" chart:style-name="ch1">
        <chart:title svg:x="10.758cm" svg:y="0.256cm" chart:style-name="ch2">
          <text:p>Disk Read KB/s JMeter_Test_90_Threads  10/21/2011</text:p>
        </chart:title>
        <chart:legend chart:legend-position="end" svg:x="33.065cm" svg:y="5.599cm" chart:style-name="ch3"/>
        <chart:plot-area chart:style-name="ch4" table:cell-range-address="DISKREAD.B1:DISKREAD.E1 DISKREAD.B9:DISKREAD.E11" chart:data-source-has-labels="row" svg:x="0.712cm" svg:y="1.281cm" svg:width="31.642cm" svg:height="11.044cm">
          <chart:axis chart:dimension="x" chart:name="primary-x" chart:style-name="ch5">
            <chart:categories table:cell-range-address="DISKREAD.B1:DISKREAD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9:DISKREAD.E9" chart:class="chart:bar">
            <chart:data-point chart:repeated="4"/>
          </chart:series>
          <chart:series chart:style-name="ch9" chart:values-cell-range-address="DISKREAD.B10:DISKREAD.E10" chart:class="chart:bar">
            <chart:data-point chart:repeated="4"/>
          </chart:series>
          <chart:series chart:style-name="ch10" chart:values-cell-range-address="DISKREAD.B11:DISKREAD.E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9</text:p>
              </table:table-cell>
              <table:table-cell office:value-type="float" office:value="2">
                <text:p text:id="DISKREAD.B9:DISKREAD.E9"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10">
                <text:p text:id="DISKREAD.B10:DISKREAD.E10"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1</text:p>
              </table:table-cell>
              <table:table-cell office:value-type="float" office:value="0">
                <text:p text:id="DISKREAD.B11:DISKREAD.E11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10.758cm" svg:y="0.256cm" chart:style-name="ch2">
          <text:p>Disk Read KB/s JMeter_Test_90_Threads  10/21/2011</text:p>
        </chart:title>
        <chart:legend chart:legend-position="end" svg:x="33.409cm" svg:y="5.364cm" chart:style-name="ch3"/>
        <chart:plot-area chart:style-name="ch4" table:cell-range-address="DISKREAD.A1:DISKREAD.E7" chart:data-source-has-labels="both" svg:x="0.712cm" svg:y="1.281cm" svg:width="31.986cm" svg:height="11.041cm">
          <chart:axis chart:dimension="x" chart:name="primary-x" chart:style-name="ch5">
            <chart:categories table:cell-range-address="DISKREAD.A2:DISKREAD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7" chart:label-cell-address="DISKREAD.B1:DISKREAD.B1" chart:class="chart:line">
            <chart:data-point chart:repeated="6"/>
          </chart:series>
          <chart:series chart:style-name="ch9" chart:values-cell-range-address="DISKREAD.C2:DISKREAD.C7" chart:label-cell-address="DISKREAD.C1:DISKREAD.C1" chart:class="chart:line">
            <chart:data-point chart:repeated="6"/>
          </chart:series>
          <chart:series chart:style-name="ch10" chart:values-cell-range-address="DISKREAD.D2:DISKREAD.D7" chart:label-cell-address="DISKREAD.D1:DISKREAD.D1" chart:class="chart:line">
            <chart:data-point chart:repeated="6"/>
          </chart:series>
          <chart:series chart:style-name="ch11" chart:values-cell-range-address="DISKREAD.E2:DISKREAD.E7" chart:label-cell-address="DISKREAD.E1:DISKREAD.E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7">11:39:21</text:p>
              </table:table-cell>
              <table:table-cell office:value-type="float" office:value="0">
                <text:p text:id="DISKREAD.B2:DISKREAD.B7">0</text:p>
              </table:table-cell>
              <table:table-cell office:value-type="float" office:value="0">
                <text:p text:id="DISKREAD.C2:DISKREAD.C7">0</text:p>
              </table:table-cell>
              <table:table-cell office:value-type="float" office:value="0">
                <text:p text:id="DISKREAD.D2:DISKREAD.D7">0</text:p>
              </table:table-cell>
              <table:table-cell office:value-type="float" office:value="0">
                <text:p text:id="DISKREAD.E2:DISKREAD.E7">0</text:p>
              </table:table-cell>
            </table:table-row>
            <table:table-row>
              <table:table-cell office:value-type="string">
                <text:p>11:39: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0: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0: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1:2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1: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7cm" xlink:href=".." chart:class="chart:bar" chart:style-name="ch1">
        <chart:title svg:x="10.679cm" svg:y="0.256cm" chart:style-name="ch2">
          <text:p>Disk Write KB/s JMeter_Test_90_Threads  10/21/2011</text:p>
        </chart:title>
        <chart:legend chart:legend-position="end" svg:x="33.065cm" svg:y="5.599cm" chart:style-name="ch3"/>
        <chart:plot-area chart:style-name="ch4" table:cell-range-address="DISKWRITE.B1:DISKWRITE.E1 DISKWRITE.B9:DISKWRITE.E11" chart:data-source-has-labels="row" svg:x="0.712cm" svg:y="1.281cm" svg:width="31.642cm" svg:height="11.044cm">
          <chart:axis chart:dimension="x" chart:name="primary-x" chart:style-name="ch5">
            <chart:categories table:cell-range-address="DISKWRITE.B1:DISKWRIT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9:DISKWRITE.E9" chart:class="chart:bar">
            <chart:data-point chart:repeated="4"/>
          </chart:series>
          <chart:series chart:style-name="ch9" chart:values-cell-range-address="DISKWRITE.B10:DISKWRITE.E10" chart:class="chart:bar">
            <chart:data-point chart:repeated="4"/>
          </chart:series>
          <chart:series chart:style-name="ch10" chart:values-cell-range-address="DISKWRITE.B11:DISKWRITE.E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9</text:p>
              </table:table-cell>
              <table:table-cell office:value-type="float" office:value="2134.41666666667">
                <text:p text:id="DISKWRITE.B9:DISKWRITE.E9">2134.41666666667</text:p>
              </table:table-cell>
              <table:table-cell office:value-type="float" office:value="2134.41666666667">
                <text:p>2134.41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983.707207147412">
                <text:p text:id="DISKWRITE.B10:DISKWRITE.E10">983.707207147412</text:p>
              </table:table-cell>
              <table:table-cell office:value-type="float" office:value="983.707207147412">
                <text:p>983.707207147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1</text:p>
              </table:table-cell>
              <table:table-cell office:value-type="float" office:value="1628.37612618592">
                <text:p text:id="DISKWRITE.B11:DISKWRITE.E11">1628.37612618592</text:p>
              </table:table-cell>
              <table:table-cell office:value-type="float" office:value="1628.37612618592">
                <text:p>1628.37612618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10.679cm" svg:y="0.256cm" chart:style-name="ch2">
          <text:p>Disk Write KB/s JMeter_Test_90_Threads  10/21/2011</text:p>
        </chart:title>
        <chart:legend chart:legend-position="end" svg:x="33.409cm" svg:y="5.364cm" chart:style-name="ch3"/>
        <chart:plot-area chart:style-name="ch4" table:cell-range-address="DISKWRITE.A1:DISKWRITE.E7" chart:data-source-has-labels="both" svg:x="0.712cm" svg:y="1.281cm" svg:width="31.986cm" svg:height="11.041cm">
          <chart:axis chart:dimension="x" chart:name="primary-x" chart:style-name="ch5">
            <chart:categories table:cell-range-address="DISKWRITE.A2:DISKWRITE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7" chart:label-cell-address="DISKWRITE.B1:DISKWRITE.B1" chart:class="chart:line">
            <chart:data-point chart:repeated="6"/>
          </chart:series>
          <chart:series chart:style-name="ch9" chart:values-cell-range-address="DISKWRITE.C2:DISKWRITE.C7" chart:label-cell-address="DISKWRITE.C1:DISKWRITE.C1" chart:class="chart:line">
            <chart:data-point chart:repeated="6"/>
          </chart:series>
          <chart:series chart:style-name="ch10" chart:values-cell-range-address="DISKWRITE.D2:DISKWRITE.D7" chart:label-cell-address="DISKWRITE.D1:DISKWRITE.D1" chart:class="chart:line">
            <chart:data-point chart:repeated="6"/>
          </chart:series>
          <chart:series chart:style-name="ch11" chart:values-cell-range-address="DISKWRITE.E2:DISKWRITE.E7" chart:label-cell-address="DISKWRITE.E1:DISKWRITE.E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7">11:39:21</text:p>
              </table:table-cell>
              <table:table-cell office:value-type="float" office:value="0">
                <text:p text:id="DISKWRITE.B2:DISKWRITE.B7">0</text:p>
              </table:table-cell>
              <table:table-cell office:value-type="float" office:value="0">
                <text:p text:id="DISKWRITE.C2:DISKWRITE.C7">0</text:p>
              </table:table-cell>
              <table:table-cell office:value-type="float" office:value="0">
                <text:p text:id="DISKWRITE.D2:DISKWRITE.D7">0</text:p>
              </table:table-cell>
              <table:table-cell office:value-type="float" office:value="0">
                <text:p text:id="DISKWRITE.E2:DISKWRITE.E7">0</text:p>
              </table:table-cell>
            </table:table-row>
            <table:table-row>
              <table:table-cell office:value-type="string">
                <text:p>11:39:51</text:p>
              </table:table-cell>
              <table:table-cell office:value-type="float" office:value="1329.7">
                <text:p>1329.7</text:p>
              </table:table-cell>
              <table:table-cell office:value-type="float" office:value="1329.7">
                <text:p>1329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0:21</text:p>
              </table:table-cell>
              <table:table-cell office:value-type="float" office:value="4746.5">
                <text:p>4746.5</text:p>
              </table:table-cell>
              <table:table-cell office:value-type="float" office:value="4746.5">
                <text:p>474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0:51</text:p>
              </table:table-cell>
              <table:table-cell office:value-type="float" office:value="2644.2">
                <text:p>2644.2</text:p>
              </table:table-cell>
              <table:table-cell office:value-type="float" office:value="2644.2">
                <text:p>2644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1:21</text:p>
              </table:table-cell>
              <table:table-cell office:value-type="float" office:value="2427.1">
                <text:p>2427.1</text:p>
              </table:table-cell>
              <table:table-cell office:value-type="float" office:value="2427.1">
                <text:p>2427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1:51</text:p>
              </table:table-cell>
              <table:table-cell office:value-type="float" office:value="1659">
                <text:p>1659</text:p>
              </table:table-cell>
              <table:table-cell office:value-type="float" office:value="1659">
                <text:p>16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7cm" xlink:href=".." chart:class="chart:bar" chart:style-name="ch1">
        <chart:title svg:x="9.383cm" svg:y="0.256cm" chart:style-name="ch2">
          <text:p>Disk transfers per second JMeter_Test_90_Threads  10/21/2011</text:p>
        </chart:title>
        <chart:legend chart:legend-position="end" svg:x="33.065cm" svg:y="5.599cm" chart:style-name="ch3"/>
        <chart:plot-area chart:style-name="ch4" table:cell-range-address="DISKXFER.B1:DISKXFER.E1 DISKXFER.B9:DISKXFER.E11" chart:data-source-has-labels="row" svg:x="0.712cm" svg:y="1.281cm" svg:width="31.642cm" svg:height="11.044cm">
          <chart:axis chart:dimension="x" chart:name="primary-x" chart:style-name="ch5">
            <chart:categories table:cell-range-address="DISKXFER.B1:DISKXFER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9:DISKXFER.E9" chart:class="chart:bar">
            <chart:data-point chart:repeated="4"/>
          </chart:series>
          <chart:series chart:style-name="ch9" chart:values-cell-range-address="DISKXFER.B10:DISKXFER.E10" chart:class="chart:bar">
            <chart:data-point chart:repeated="4"/>
          </chart:series>
          <chart:series chart:style-name="ch10" chart:values-cell-range-address="DISKXFER.B11:DISKXFER.E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9</text:p>
              </table:table-cell>
              <table:table-cell office:value-type="float" office:value="138.266666666667">
                <text:p text:id="DISKXFER.B9:DISKXFER.E9">138.266666666667</text:p>
              </table:table-cell>
              <table:table-cell office:value-type="float" office:value="138.266666666667">
                <text:p>138.2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32.3182658309225">
                <text:p text:id="DISKXFER.B10:DISKXFER.E10">32.3182658309225</text:p>
              </table:table-cell>
              <table:table-cell office:value-type="float" office:value="32.3182658309225">
                <text:p>32.3182658309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1</text:p>
              </table:table-cell>
              <table:table-cell office:value-type="float" office:value="27.4150675024108">
                <text:p text:id="DISKXFER.B11:DISKXFER.E11">27.4150675024108</text:p>
              </table:table-cell>
              <table:table-cell office:value-type="float" office:value="27.4150675024108">
                <text:p>27.4150675024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9.383cm" svg:y="0.256cm" chart:style-name="ch2">
          <text:p>Disk transfers per second JMeter_Test_90_Threads  10/21/2011</text:p>
        </chart:title>
        <chart:legend chart:legend-position="end" svg:x="33.409cm" svg:y="5.364cm" chart:style-name="ch3"/>
        <chart:plot-area chart:style-name="ch4" table:cell-range-address="DISKXFER.A1:DISKXFER.E7" chart:data-source-has-labels="both" svg:x="0.712cm" svg:y="1.281cm" svg:width="31.986cm" svg:height="11.041cm">
          <chart:axis chart:dimension="x" chart:name="primary-x" chart:style-name="ch5">
            <chart:categories table:cell-range-address="DISKXFER.A2:DISKXFER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7" chart:label-cell-address="DISKXFER.B1:DISKXFER.B1" chart:class="chart:line">
            <chart:data-point chart:repeated="6"/>
          </chart:series>
          <chart:series chart:style-name="ch9" chart:values-cell-range-address="DISKXFER.C2:DISKXFER.C7" chart:label-cell-address="DISKXFER.C1:DISKXFER.C1" chart:class="chart:line">
            <chart:data-point chart:repeated="6"/>
          </chart:series>
          <chart:series chart:style-name="ch10" chart:values-cell-range-address="DISKXFER.D2:DISKXFER.D7" chart:label-cell-address="DISKXFER.D1:DISKXFER.D1" chart:class="chart:line">
            <chart:data-point chart:repeated="6"/>
          </chart:series>
          <chart:series chart:style-name="ch11" chart:values-cell-range-address="DISKXFER.E2:DISKXFER.E7" chart:label-cell-address="DISKXFER.E1:DISKXFER.E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7">11:39:21</text:p>
              </table:table-cell>
              <table:table-cell office:value-type="float" office:value="0">
                <text:p text:id="DISKXFER.B2:DISKXFER.B7">0</text:p>
              </table:table-cell>
              <table:table-cell office:value-type="float" office:value="0">
                <text:p text:id="DISKXFER.C2:DISKXFER.C7">0</text:p>
              </table:table-cell>
              <table:table-cell office:value-type="float" office:value="0">
                <text:p text:id="DISKXFER.D2:DISKXFER.D7">0</text:p>
              </table:table-cell>
              <table:table-cell office:value-type="float" office:value="0">
                <text:p text:id="DISKXFER.E2:DISKXFER.E7">0</text:p>
              </table:table-cell>
            </table:table-row>
            <table:table-row>
              <table:table-cell office:value-type="string">
                <text:p>11:39:51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0:21</text:p>
              </table:table-cell>
              <table:table-cell office:value-type="float" office:value="182.5">
                <text:p>182.5</text:p>
              </table:table-cell>
              <table:table-cell office:value-type="float" office:value="182.5">
                <text:p>18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0:51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1:21</text:p>
              </table:table-cell>
              <table:table-cell office:value-type="float" office:value="172.6">
                <text:p>172.6</text:p>
              </table:table-cell>
              <table:table-cell office:value-type="float" office:value="172.6">
                <text:p>172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1:51</text:p>
              </table:table-cell>
              <table:table-cell office:value-type="float" office:value="160.5">
                <text:p>160.5</text:p>
              </table:table-cell>
              <table:table-cell office:value-type="float" office:value="160.5">
                <text:p>16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1.638cm" svg:y="0.256cm" chart:style-name="ch2">
          <text:p>JFS Filespace %Used ubuntuServer  10/21/2011</text:p>
        </chart:title>
        <chart:legend chart:legend-position="end" svg:x="33.262cm" svg:y="5.599cm" chart:style-name="ch3"/>
        <chart:plot-area chart:style-name="ch4" table:cell-range-address="JFSFILE.B1:JFSFILE.F1 JFSFILE.A9:JFSFILE.F11" chart:data-source-has-labels="both" svg:x="0.713cm" svg:y="1.281cm" svg:width="31.837cm" svg:height="11.044cm">
          <chart:axis chart:dimension="x" chart:name="primary-x" chart:style-name="ch5">
            <chart:categories table:cell-range-address="JFSFILE.B1:JFSFIL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9:JFSFILE.F9" chart:label-cell-address="JFSFILE.A9:JFSFILE.A9" chart:class="chart:bar">
            <chart:data-point chart:repeated="5"/>
          </chart:series>
          <chart:series chart:style-name="ch9" chart:values-cell-range-address="JFSFILE.B10:JFSFILE.F10" chart:label-cell-address="JFSFILE.A10:JFSFILE.A10" chart:class="chart:bar">
            <chart:data-point chart:repeated="5"/>
          </chart:series>
          <chart:series chart:style-name="ch10" chart:values-cell-range-address="JFSFILE.B11:JFSFILE.F11" chart:label-cell-address="JFSFILE.A11:JFSFILE.A1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F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</table:table-row>
          </table:table-header-rows>
          <table:table-rows>
            <table:table-row>
              <table:table-cell office:value-type="string">
                <text:p text:id="JFSFILE.A9:JFSFILE.A9">Avg.</text:p>
              </table:table-cell>
              <table:table-cell office:value-type="float" office:value="42.1166666666667">
                <text:p text:id="JFSFILE.B9:JFSFILE.F9">42.11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10:JFSFILE.A10">WAvg.</text:p>
              </table:table-cell>
              <table:table-cell office:value-type="float" office:value="0.00937211449677733">
                <text:p text:id="JFSFILE.B10:JFSFILE.F10">0.009372114496777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11:JFSFILE.A11">Max.</text:p>
              </table:table-cell>
              <table:table-cell office:value-type="float" office:value="0.673961218836553">
                <text:p text:id="JFSFILE.B11:JFSFILE.F11">0.673961218836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7cm" xlink:href=".." chart:class="chart:line" chart:style-name="ch1">
        <chart:title svg:x="10.974cm" svg:y="0.256cm" chart:style-name="ch2">
          <text:p>Memory MB JMeter_Test_90_Threads  10/21/2011</text:p>
        </chart:title>
        <chart:legend chart:legend-position="end" svg:x="32.652cm" svg:y="6.067cm" chart:style-name="ch3"/>
        <chart:plot-area chart:style-name="ch4" table:cell-range-address="MEM.A2:MEM.A7 MEM.F1:MEM.F7" chart:data-source-has-labels="both" svg:x="0.708cm" svg:y="1.281cm" svg:width="31.237cm" svg:height="11.044cm">
          <chart:axis chart:dimension="x" chart:name="primary-x" chart:style-name="ch5">
            <chart:categories table:cell-range-address="MEM.A2:MEM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7" chart:label-cell-address="MEM.F1:MEM.F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7">11:39:21</text:p>
              </table:table-cell>
              <table:table-cell office:value-type="float" office:value="192.5">
                <text:p text:id="MEM.F2:MEM.F7">192.5</text:p>
              </table:table-cell>
            </table:table-row>
            <table:table-row>
              <table:table-cell office:value-type="string">
                <text:p>11:39:51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11:40:21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string">
                <text:p>11:40:51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11:41:21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11:41:51</text:p>
              </table:table-cell>
              <table:table-cell office:value-type="float" office:value="169.1">
                <text:p>169.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4cm" xlink:href=".." chart:class="chart:area" chart:style-name="ch1">
        <chart:legend chart:legend-position="end" svg:x="32.52cm" svg:y="6.066cm" chart:style-name="ch2"/>
        <chart:plot-area chart:style-name="ch3" table:cell-range-address="MEM.A1:MEM.B7" chart:data-source-has-labels="both" svg:x="0.708cm" svg:y="0.256cm" svg:width="31.105cm" svg:height="12.066cm">
          <chart:axis chart:dimension="x" chart:name="primary-x" chart:style-name="ch4">
            <chart:categories table:cell-range-address="MEM.A2:MEM.A7"/>
          </chart:axis>
          <chart:axis chart:dimension="y" chart:name="primary-y" chart:style-name="ch5"/>
          <chart:series chart:style-name="ch6" chart:values-cell-range-address="MEM.B2:MEM.B7" chart:label-cell-address="MEM.B1:MEM.B1" chart:class="chart:area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7">11:39:21</text:p>
              </table:table-cell>
              <table:table-cell office:value-type="float" office:value="2008.2">
                <text:p text:id="MEM.B2:MEM.B7">2008.2</text:p>
              </table:table-cell>
            </table:table-row>
            <table:table-row>
              <table:table-cell office:value-type="string">
                <text:p>11:39:51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1:40:21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1:40:51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1:41:21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1:41:51</text:p>
              </table:table-cell>
              <table:table-cell office:value-type="float" office:value="2008.2">
                <text:p>2008.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1.466cm" svg:y="0.256cm" chart:style-name="ch2">
          <text:p>CPU Total JMeter_Test_90_Threads  10/21/2011</text:p>
        </chart:title>
        <chart:legend chart:legend-position="end" svg:x="33.209cm" svg:y="5.599cm" chart:style-name="ch3"/>
        <chart:plot-area chart:style-name="ch4" table:cell-range-address="CPU_ALL.A1:CPU_ALL.D7" chart:data-source-has-labels="both" svg:x="0.713cm" svg:y="1.281cm" svg:width="31.784cm" svg:height="11.044cm">
          <chart:axis chart:dimension="x" chart:name="primary-x" chart:style-name="ch5">
            <chart:categories table:cell-range-address="CPU_ALL.A2:CPU_ALL.A7"/>
          </chart:axis>
          <chart:axis chart:dimension="y" chart:name="primary-y" chart:style-name="ch6"/>
          <chart:series chart:style-name="ch7" chart:values-cell-range-address="CPU_ALL.B2:CPU_ALL.B7" chart:label-cell-address="CPU_ALL.B1:CPU_ALL.B1" chart:class="chart:area">
            <chart:data-point chart:repeated="6"/>
          </chart:series>
          <chart:series chart:style-name="ch8" chart:values-cell-range-address="CPU_ALL.C2:CPU_ALL.C7" chart:label-cell-address="CPU_ALL.C1:CPU_ALL.C1" chart:class="chart:area">
            <chart:data-point chart:repeated="6"/>
          </chart:series>
          <chart:series chart:style-name="ch9" chart:values-cell-range-address="CPU_ALL.D2:CPU_ALL.D7" chart:label-cell-address="CPU_ALL.D1:CPU_ALL.D1" chart:class="chart:area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7">11:39:21</text:p>
              </table:table-cell>
              <table:table-cell office:value-type="float" office:value="1.5">
                <text:p text:id="CPU_ALL.B2:CPU_ALL.B7">1.5</text:p>
              </table:table-cell>
              <table:table-cell office:value-type="float" office:value="0.6">
                <text:p text:id="CPU_ALL.C2:CPU_ALL.C7">0.6</text:p>
              </table:table-cell>
              <table:table-cell office:value-type="float" office:value="0">
                <text:p text:id="CPU_ALL.D2:CPU_ALL.D7">0</text:p>
              </table:table-cell>
            </table:table-row>
            <table:table-row>
              <table:table-cell office:value-type="string">
                <text:p>11:39:51</text:p>
              </table:table-cell>
              <table:table-cell office:value-type="float" office:value="32.8">
                <text:p>32.8</text:p>
              </table:table-cell>
              <table:table-cell office:value-type="float" office:value="5.1">
                <text:p>5.1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1:40:21</text:p>
              </table:table-cell>
              <table:table-cell office:value-type="float" office:value="33.4">
                <text:p>33.4</text:p>
              </table:table-cell>
              <table:table-cell office:value-type="float" office:value="5.8">
                <text:p>5.8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11:40:51</text:p>
              </table:table-cell>
              <table:table-cell office:value-type="float" office:value="24.3">
                <text:p>24.3</text:p>
              </table:table-cell>
              <table:table-cell office:value-type="float" office:value="5.2">
                <text:p>5.2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11:41:21</text:p>
              </table:table-cell>
              <table:table-cell office:value-type="float" office:value="43.7">
                <text:p>43.7</text:p>
              </table:table-cell>
              <table:table-cell office:value-type="float" office:value="7">
                <text:p>7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1:41:51</text:p>
              </table:table-cell>
              <table:table-cell office:value-type="float" office:value="37.9">
                <text:p>37.9</text:p>
              </table:table-cell>
              <table:table-cell office:value-type="float" office:value="6.1">
                <text:p>6.1</text:p>
              </table:table-cell>
              <table:table-cell office:value-type="float" office:value="12.2">
                <text:p>12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157cm" svg:y="0.256cm" chart:style-name="ch2">
          <text:p>Network I/O JMeter_Test_90_Threads (KB/s) - 10/21/2011</text:p>
        </chart:title>
        <chart:legend chart:legend-position="end" svg:x="31.781cm" svg:y="5.833cm" chart:style-name="ch3"/>
        <chart:plot-area chart:style-name="ch4" table:cell-range-address="NET.A2:NET.A7 NET.H1:NET.I7" chart:data-source-has-labels="both" svg:x="0.713cm" svg:y="1.281cm" svg:width="30.356cm" svg:height="11.044cm">
          <chart:axis chart:dimension="x" chart:name="primary-x" chart:style-name="ch5">
            <chart:categories table:cell-range-address="NET.A2:NET.A7"/>
          </chart:axis>
          <chart:axis chart:dimension="y" chart:name="primary-y" chart:style-name="ch6"/>
          <chart:series chart:style-name="ch7" chart:values-cell-range-address="NET.I2:NET.I7" chart:label-cell-address="NET.I1:NET.I1" chart:class="chart:area">
            <chart:data-point chart:repeated="6"/>
          </chart:series>
          <chart:series chart:style-name="ch8" chart:values-cell-range-address="NET.H2:NET.H7" chart:label-cell-address="NET.H1:NET.H1" chart:class="chart:area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7">11:39:21</text:p>
              </table:table-cell>
              <table:table-cell office:value-type="float" office:value="-0.2">
                <text:p text:id="NET.I2:NET.I7">-0.2</text:p>
              </table:table-cell>
              <table:table-cell office:value-type="float" office:value="1.2">
                <text:p text:id="NET.H2:NET.H7">1.2</text:p>
              </table:table-cell>
            </table:table-row>
            <table:table-row>
              <table:table-cell office:value-type="string">
                <text:p>11:39:51</text:p>
              </table:table-cell>
              <table:table-cell office:value-type="float" office:value="-1392.2">
                <text:p>-1392.2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11:40:21</text:p>
              </table:table-cell>
              <table:table-cell office:value-type="float" office:value="-688.3">
                <text:p>-688.3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11:40:51</text:p>
              </table:table-cell>
              <table:table-cell office:value-type="float" office:value="-314.9">
                <text:p>-314.9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11:41:21</text:p>
              </table:table-cell>
              <table:table-cell office:value-type="float" office:value="-563.7">
                <text:p>-563.7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11:41:51</text:p>
              </table:table-cell>
              <table:table-cell office:value-type="float" office:value="-341">
                <text:p>-341</text:p>
              </table:table-cell>
              <table:table-cell office:value-type="float" office:value="22.3">
                <text:p>22.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249cm" svg:y="0.256cm" chart:style-name="ch2">
          <text:p>Network I/O JMeter_Test_90_Threads (KB/s)  10/21/2011</text:p>
        </chart:title>
        <chart:legend chart:legend-position="end" svg:x="33.262cm" svg:y="5.598cm" chart:style-name="ch3"/>
        <chart:plot-area chart:style-name="ch4" table:cell-range-address="NET.B1:NET.E1 NET.A9:NET.E11" chart:data-source-has-labels="both" svg:x="0.713cm" svg:y="1.281cm" svg:width="31.837cm" svg:height="11.041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9:NET.E9" chart:label-cell-address="NET.A9:NET.A9" chart:class="chart:bar">
            <chart:data-point chart:repeated="4"/>
          </chart:series>
          <chart:series chart:style-name="ch9" chart:values-cell-range-address="NET.B10:NET.E10" chart:label-cell-address="NET.A10:NET.A10" chart:class="chart:bar">
            <chart:data-point chart:repeated="4"/>
          </chart:series>
          <chart:series chart:style-name="ch10" chart:values-cell-range-address="NET.B11:NET.E11" chart:label-cell-address="NET.A11:NET.A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9:NET.A9">Avg.</text:p>
              </table:table-cell>
              <table:table-cell office:value-type="float" office:value="0">
                <text:p text:id="NET.B9:NET.E9">0</text:p>
              </table:table-cell>
              <table:table-cell office:value-type="float" office:value="23.1166666666667">
                <text:p>23.1166666666667</text:p>
              </table:table-cell>
              <table:table-cell office:value-type="float" office:value="0">
                <text:p>0</text:p>
              </table:table-cell>
              <table:table-cell office:value-type="float" office:value="550.05">
                <text:p>550.05</text:p>
              </table:table-cell>
            </table:table-row>
            <table:table-row>
              <table:table-cell office:value-type="string">
                <text:p text:id="NET.A10:NET.A10">WAvg.</text:p>
              </table:table-cell>
              <table:table-cell office:value-type="float" office:value="0">
                <text:p text:id="NET.B10:NET.E10">0</text:p>
              </table:table-cell>
              <table:table-cell office:value-type="float" office:value="8.52969238163903">
                <text:p>8.52969238163903</text:p>
              </table:table-cell>
              <table:table-cell office:value-type="float" office:value="0">
                <text:p>0</text:p>
              </table:table-cell>
              <table:table-cell office:value-type="float" office:value="342.347197224495">
                <text:p>342.347197224495</text:p>
              </table:table-cell>
            </table:table-row>
            <table:table-row>
              <table:table-cell office:value-type="string">
                <text:p text:id="NET.A11:NET.A11">Max.</text:p>
              </table:table-cell>
              <table:table-cell office:value-type="float" office:value="0">
                <text:p text:id="NET.B11:NET.E11">0</text:p>
              </table:table-cell>
              <table:table-cell office:value-type="float" office:value="15.2536409516943">
                <text:p>15.2536409516943</text:p>
              </table:table-cell>
              <table:table-cell office:value-type="float" office:value="0">
                <text:p>0</text:p>
              </table:table-cell>
              <table:table-cell office:value-type="float" office:value="499.802802775506">
                <text:p>499.80280277550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249cm" svg:y="0.256cm" chart:style-name="ch2">
          <text:p>Network I/O JMeter_Test_90_Threads (KB/s)  10/21/2011</text:p>
        </chart:title>
        <chart:legend chart:legend-position="end" svg:x="32.68cm" svg:y="5.365cm" chart:style-name="ch3"/>
        <chart:plot-area chart:style-name="ch4" table:cell-range-address="NET.A1:NET.E7" chart:data-source-has-labels="both" svg:x="0.713cm" svg:y="1.281cm" svg:width="31.255cm" svg:height="11.044cm">
          <chart:axis chart:dimension="x" chart:name="primary-x" chart:style-name="ch5">
            <chart:categories table:cell-range-address="NET.A2:NET.A7"/>
          </chart:axis>
          <chart:axis chart:dimension="y" chart:name="primary-y" chart:style-name="ch6"/>
          <chart:series chart:style-name="ch7" chart:values-cell-range-address="NET.B2:NET.B7" chart:label-cell-address="NET.B1:NET.B1" chart:class="chart:area">
            <chart:data-point chart:repeated="6"/>
          </chart:series>
          <chart:series chart:style-name="ch8" chart:values-cell-range-address="NET.C2:NET.C7" chart:label-cell-address="NET.C1:NET.C1" chart:class="chart:area">
            <chart:data-point chart:repeated="6"/>
          </chart:series>
          <chart:series chart:style-name="ch9" chart:values-cell-range-address="NET.D2:NET.D7" chart:label-cell-address="NET.D1:NET.D1" chart:class="chart:area">
            <chart:data-point chart:repeated="6"/>
          </chart:series>
          <chart:series chart:style-name="ch10" chart:values-cell-range-address="NET.E2:NET.E7" chart:label-cell-address="NET.E1:NET.E1" chart:class="chart:area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7">11:39:21</text:p>
              </table:table-cell>
              <table:table-cell office:value-type="float" office:value="0">
                <text:p text:id="NET.B2:NET.B7">0</text:p>
              </table:table-cell>
              <table:table-cell office:value-type="float" office:value="1.2">
                <text:p text:id="NET.C2:NET.C7">1.2</text:p>
              </table:table-cell>
              <table:table-cell office:value-type="float" office:value="0">
                <text:p text:id="NET.D2:NET.D7">0</text:p>
              </table:table-cell>
              <table:table-cell office:value-type="float" office:value="0.2">
                <text:p text:id="NET.E2:NET.E7">0.2</text:p>
              </table:table-cell>
            </table:table-row>
            <table:table-row>
              <table:table-cell office:value-type="string">
                <text:p>11:39:51</text:p>
              </table:table-cell>
              <table:table-cell office:value-type="float" office:value="0">
                <text:p>0</text:p>
              </table:table-cell>
              <table:table-cell office:value-type="float" office:value="46.9">
                <text:p>46.9</text:p>
              </table:table-cell>
              <table:table-cell office:value-type="float" office:value="0">
                <text:p>0</text:p>
              </table:table-cell>
              <table:table-cell office:value-type="float" office:value="1392.2">
                <text:p>1392.2</text:p>
              </table:table-cell>
            </table:table-row>
            <table:table-row>
              <table:table-cell office:value-type="string">
                <text:p>11:40:21</text:p>
              </table:table-cell>
              <table:table-cell office:value-type="float" office:value="0">
                <text:p>0</text:p>
              </table:table-cell>
              <table:table-cell office:value-type="float" office:value="26.6">
                <text:p>26.6</text:p>
              </table:table-cell>
              <table:table-cell office:value-type="float" office:value="0">
                <text:p>0</text:p>
              </table:table-cell>
              <table:table-cell office:value-type="float" office:value="688.3">
                <text:p>688.3</text:p>
              </table:table-cell>
            </table:table-row>
            <table:table-row>
              <table:table-cell office:value-type="string">
                <text:p>11:40:51</text:p>
              </table:table-cell>
              <table:table-cell office:value-type="float" office:value="0">
                <text:p>0</text:p>
              </table:table-cell>
              <table:table-cell office:value-type="float" office:value="13.3">
                <text:p>13.3</text:p>
              </table:table-cell>
              <table:table-cell office:value-type="float" office:value="0">
                <text:p>0</text:p>
              </table:table-cell>
              <table:table-cell office:value-type="float" office:value="314.9">
                <text:p>314.9</text:p>
              </table:table-cell>
            </table:table-row>
            <table:table-row>
              <table:table-cell office:value-type="string">
                <text:p>11:41:21</text:p>
              </table:table-cell>
              <table:table-cell office:value-type="float" office:value="0">
                <text:p>0</text:p>
              </table:table-cell>
              <table:table-cell office:value-type="float" office:value="28.4">
                <text:p>28.4</text:p>
              </table:table-cell>
              <table:table-cell office:value-type="float" office:value="0">
                <text:p>0</text:p>
              </table:table-cell>
              <table:table-cell office:value-type="float" office:value="563.7">
                <text:p>563.7</text:p>
              </table:table-cell>
            </table:table-row>
            <table:table-row>
              <table:table-cell office:value-type="string">
                <text:p>11:41:51</text:p>
              </table:table-cell>
              <table:table-cell office:value-type="float" office:value="0">
                <text:p>0</text:p>
              </table:table-cell>
              <table:table-cell office:value-type="float" office:value="22.3">
                <text:p>22.3</text:p>
              </table:table-cell>
              <table:table-cell office:value-type="float" office:value="0">
                <text:p>0</text:p>
              </table:table-cell>
              <table:table-cell office:value-type="float" office:value="341">
                <text:p>34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0.514cm" svg:y="0.256cm" chart:style-name="ch2">
          <text:p>Network Packets JMeter_Test_90_Threads  10/21/2011</text:p>
        </chart:title>
        <chart:legend chart:legend-position="end" svg:x="33.262cm" svg:y="5.599cm" chart:style-name="ch3"/>
        <chart:plot-area chart:style-name="ch4" table:cell-range-address="NETPACKET.B1:NETPACKET.E1 NETPACKET.A9:NETPACKET.E11" chart:data-source-has-labels="both" svg:x="0.713cm" svg:y="1.281cm" svg:width="31.837cm" svg:height="11.044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9:NETPACKET.E9" chart:label-cell-address="NETPACKET.A9:NETPACKET.A9" chart:class="chart:bar">
            <chart:data-point chart:repeated="4"/>
          </chart:series>
          <chart:series chart:style-name="ch9" chart:values-cell-range-address="NETPACKET.B10:NETPACKET.E10" chart:label-cell-address="NETPACKET.A10:NETPACKET.A10" chart:class="chart:bar">
            <chart:data-point chart:repeated="4"/>
          </chart:series>
          <chart:series chart:style-name="ch10" chart:values-cell-range-address="NETPACKET.B11:NETPACKET.E11" chart:label-cell-address="NETPACKET.A11:NETPACKET.A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9:NETPACKET.A9">Avg.</text:p>
              </table:table-cell>
              <table:table-cell office:value-type="float" office:value="0">
                <text:p text:id="NETPACKET.B9:NETPACKET.E9">0</text:p>
              </table:table-cell>
              <table:table-cell office:value-type="float" office:value="231.266666666667">
                <text:p>231.266666666667</text:p>
              </table:table-cell>
              <table:table-cell office:value-type="float" office:value="0">
                <text:p>0</text:p>
              </table:table-cell>
              <table:table-cell office:value-type="float" office:value="417.1">
                <text:p>417.1</text:p>
              </table:table-cell>
            </table:table-row>
            <table:table-row>
              <table:table-cell office:value-type="string">
                <text:p text:id="NETPACKET.A10:NETPACKET.A10">WAvg.</text:p>
              </table:table-cell>
              <table:table-cell office:value-type="float" office:value="0">
                <text:p text:id="NETPACKET.B10:NETPACKET.E10">0</text:p>
              </table:table-cell>
              <table:table-cell office:value-type="float" office:value="116.857706351494">
                <text:p>116.857706351494</text:p>
              </table:table-cell>
              <table:table-cell office:value-type="float" office:value="0">
                <text:p>0</text:p>
              </table:table-cell>
              <table:table-cell office:value-type="float" office:value="250.857508191481">
                <text:p>250.857508191481</text:p>
              </table:table-cell>
            </table:table-row>
            <table:table-row>
              <table:table-cell office:value-type="string">
                <text:p text:id="NETPACKET.A11:NETPACKET.A11">Max.</text:p>
              </table:table-cell>
              <table:table-cell office:value-type="float" office:value="0">
                <text:p text:id="NETPACKET.B11:NETPACKET.E11">0</text:p>
              </table:table-cell>
              <table:table-cell office:value-type="float" office:value="201.275626981839">
                <text:p>201.275626981839</text:p>
              </table:table-cell>
              <table:table-cell office:value-type="float" office:value="0">
                <text:p>0</text:p>
              </table:table-cell>
              <table:table-cell office:value-type="float" office:value="374.942491808519">
                <text:p>374.94249180851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0.514cm" svg:y="0.256cm" chart:style-name="ch2">
          <text:p>Network Packets JMeter_Test_90_Threads  10/21/2011</text:p>
        </chart:title>
        <chart:legend chart:legend-position="end" svg:x="32.389cm" svg:y="5.364cm" chart:style-name="ch3"/>
        <chart:plot-area chart:style-name="ch4" table:cell-range-address="NETPACKET.A1:NETPACKET.E7" chart:data-source-has-labels="both" svg:x="0.713cm" svg:y="1.281cm" svg:width="30.964cm" svg:height="11.041cm">
          <chart:axis chart:dimension="x" chart:name="primary-x" chart:style-name="ch5">
            <chart:categories table:cell-range-address="NETPACKET.A2:NETPACKET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7" chart:label-cell-address="NETPACKET.B1:NETPACKET.B1" chart:class="chart:line">
            <chart:data-point chart:repeated="6"/>
          </chart:series>
          <chart:series chart:style-name="ch9" chart:values-cell-range-address="NETPACKET.C2:NETPACKET.C7" chart:label-cell-address="NETPACKET.C1:NETPACKET.C1" chart:class="chart:line">
            <chart:data-point chart:repeated="6"/>
          </chart:series>
          <chart:series chart:style-name="ch10" chart:values-cell-range-address="NETPACKET.D2:NETPACKET.D7" chart:label-cell-address="NETPACKET.D1:NETPACKET.D1" chart:class="chart:line">
            <chart:data-point chart:repeated="6"/>
          </chart:series>
          <chart:series chart:style-name="ch11" chart:values-cell-range-address="NETPACKET.E2:NETPACKET.E7" chart:label-cell-address="NETPACKET.E1:NETPACKET.E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7">11:39:21</text:p>
              </table:table-cell>
              <table:table-cell office:value-type="float" office:value="0">
                <text:p text:id="NETPACKET.B2:NETPACKET.B7">0</text:p>
              </table:table-cell>
              <table:table-cell office:value-type="float" office:value="17.3">
                <text:p text:id="NETPACKET.C2:NETPACKET.C7">17.3</text:p>
              </table:table-cell>
              <table:table-cell office:value-type="float" office:value="0">
                <text:p text:id="NETPACKET.D2:NETPACKET.D7">0</text:p>
              </table:table-cell>
              <table:table-cell office:value-type="float" office:value="0.9">
                <text:p text:id="NETPACKET.E2:NETPACKET.E7">0.9</text:p>
              </table:table-cell>
            </table:table-row>
            <table:table-row>
              <table:table-cell office:value-type="string">
                <text:p>11:39:51</text:p>
              </table:table-cell>
              <table:table-cell office:value-type="float" office:value="0">
                <text:p>0</text:p>
              </table:table-cell>
              <table:table-cell office:value-type="float" office:value="549.4">
                <text:p>549.4</text:p>
              </table:table-cell>
              <table:table-cell office:value-type="float" office:value="0">
                <text:p>0</text:p>
              </table:table-cell>
              <table:table-cell office:value-type="float" office:value="1042.9">
                <text:p>1042.9</text:p>
              </table:table-cell>
            </table:table-row>
            <table:table-row>
              <table:table-cell office:value-type="string">
                <text:p>11:40:21</text:p>
              </table:table-cell>
              <table:table-cell office:value-type="float" office:value="0">
                <text:p>0</text:p>
              </table:table-cell>
              <table:table-cell office:value-type="float" office:value="276.4">
                <text:p>276.4</text:p>
              </table:table-cell>
              <table:table-cell office:value-type="float" office:value="0">
                <text:p>0</text:p>
              </table:table-cell>
              <table:table-cell office:value-type="float" office:value="514.5">
                <text:p>514.5</text:p>
              </table:table-cell>
            </table:table-row>
            <table:table-row>
              <table:table-cell office:value-type="string">
                <text:p>11:40:51</text:p>
              </table:table-cell>
              <table:table-cell office:value-type="float" office:value="0">
                <text:p>0</text:p>
              </table:table-cell>
              <table:table-cell office:value-type="float" office:value="137.9">
                <text:p>137.9</text:p>
              </table:table-cell>
              <table:table-cell office:value-type="float" office:value="0">
                <text:p>0</text:p>
              </table:table-cell>
              <table:table-cell office:value-type="float" office:value="237.5">
                <text:p>237.5</text:p>
              </table:table-cell>
            </table:table-row>
            <table:table-row>
              <table:table-cell office:value-type="string">
                <text:p>11:41:21</text:p>
              </table:table-cell>
              <table:table-cell office:value-type="float" office:value="0">
                <text:p>0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434.3">
                <text:p>434.3</text:p>
              </table:table-cell>
            </table:table-row>
            <table:table-row>
              <table:table-cell office:value-type="string">
                <text:p>11:41:51</text:p>
              </table:table-cell>
              <table:table-cell office:value-type="float" office:value="0">
                <text:p>0</text:p>
              </table:table-cell>
              <table:table-cell office:value-type="float" office:value="165.6">
                <text:p>165.6</text:p>
              </table:table-cell>
              <table:table-cell office:value-type="float" office:value="0">
                <text:p>0</text:p>
              </table:table-cell>
              <table:table-cell office:value-type="float" office:value="272.5">
                <text:p>272.5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453cm" svg:y="0.256cm" chart:style-name="ch2">
          <text:p>Processes JMeter_Test_90_Threads  10/21/2011</text:p>
        </chart:title>
        <chart:legend chart:legend-position="end" svg:x="32.68cm" svg:y="5.833cm" chart:style-name="ch3"/>
        <chart:plot-area chart:style-name="ch4" table:cell-range-address="PROC.A1:PROC.C7" chart:data-source-has-labels="both" svg:x="0.713cm" svg:y="1.281cm" svg:width="31.255cm" svg:height="11.044cm">
          <chart:axis chart:dimension="x" chart:name="primary-x" chart:style-name="ch5">
            <chart:categories table:cell-range-address="PROC.A2:PROC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7" chart:label-cell-address="PROC.B1:PROC.B1" chart:class="chart:line">
            <chart:data-point chart:repeated="6"/>
          </chart:series>
          <chart:series chart:style-name="ch9" chart:values-cell-range-address="PROC.C2:PROC.C7" chart:label-cell-address="PROC.C1:PROC.C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7">11:39:21</text:p>
              </table:table-cell>
              <table:table-cell office:value-type="float" office:value="1">
                <text:p text:id="PROC.B2:PROC.B7">1</text:p>
              </table:table-cell>
              <table:table-cell office:value-type="float" office:value="-1">
                <text:p text:id="PROC.C2:PROC.C7">-1</text:p>
              </table:table-cell>
            </table:table-row>
            <table:table-row>
              <table:table-cell office:value-type="string">
                <text:p>11:39:51</text:p>
              </table:table-cell>
              <table:table-cell office:value-type="float" office:value="11">
                <text:p>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40:2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40:51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41:2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41:5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453cm" svg:y="0.256cm" chart:style-name="ch2">
          <text:p>Processes JMeter_Test_90_Threads  10/21/2011</text:p>
        </chart:title>
        <chart:legend chart:legend-position="end" svg:x="32.76cm" svg:y="5.832cm" chart:style-name="ch3"/>
        <chart:plot-area chart:style-name="ch4" table:cell-range-address="PROC.A2:PROC.A7 PROC.D2:PROC.E7" chart:data-source-has-labels="column" svg:x="0.713cm" svg:y="1.281cm" svg:width="31.335cm" svg:height="11.041cm">
          <chart:axis chart:dimension="x" chart:name="primary-x" chart:style-name="ch5">
            <chart:categories table:cell-range-address="PROC.A2:PROC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7" chart:class="chart:line">
            <chart:data-point chart:repeated="6"/>
          </chart:series>
          <chart:series chart:style-name="ch9" chart:values-cell-range-address="PROC.E2:PROC.E7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7">11:39:21</text:p>
              </table:table-cell>
              <table:table-cell office:value-type="float" office:value="0">
                <text:p text:id="PROC.D2:PROC.D7">0</text:p>
              </table:table-cell>
              <table:table-cell office:value-type="float" office:value="-1">
                <text:p text:id="PROC.E2:PROC.E7">-1</text:p>
              </table:table-cell>
            </table:table-row>
            <table:table-row>
              <table:table-cell office:value-type="string">
                <text:p>11:39:51</text:p>
              </table:table-cell>
              <table:table-cell office:value-type="float" office:value="1869.5">
                <text:p>1869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40:21</text:p>
              </table:table-cell>
              <table:table-cell office:value-type="float" office:value="1708.4">
                <text:p>1708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40:51</text:p>
              </table:table-cell>
              <table:table-cell office:value-type="float" office:value="1443.7">
                <text:p>1443.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41:21</text:p>
              </table:table-cell>
              <table:table-cell office:value-type="float" office:value="1853.2">
                <text:p>1853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41:51</text:p>
              </table:table-cell>
              <table:table-cell office:value-type="float" office:value="1732.5">
                <text:p>1732.5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453cm" svg:y="0.256cm" chart:style-name="ch2">
          <text:p>Processes JMeter_Test_90_Threads  10/21/2011</text:p>
        </chart:title>
        <chart:legend chart:legend-position="end" svg:x="32.76cm" svg:y="5.833cm" chart:style-name="ch3"/>
        <chart:plot-area chart:style-name="ch4" table:cell-range-address="PROC.A2:PROC.A7 PROC.H2:PROC.I7" chart:data-source-has-labels="column" svg:x="0.713cm" svg:y="1.281cm" svg:width="31.335cm" svg:height="11.044cm">
          <chart:axis chart:dimension="x" chart:name="primary-x" chart:style-name="ch5">
            <chart:categories table:cell-range-address="PROC.A2:PROC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7" chart:class="chart:line">
            <chart:data-point chart:repeated="6"/>
          </chart:series>
          <chart:series chart:style-name="ch9" chart:values-cell-range-address="PROC.I2:PROC.I7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7">11:39:21</text:p>
              </table:table-cell>
              <table:table-cell office:value-type="float" office:value="0">
                <text:p text:id="PROC.H2:PROC.H7">0</text:p>
              </table:table-cell>
              <table:table-cell office:value-type="float" office:value="-1">
                <text:p text:id="PROC.I2:PROC.I7">-1</text:p>
              </table:table-cell>
            </table:table-row>
            <table:table-row>
              <table:table-cell office:value-type="string">
                <text:p>11:39:51</text:p>
              </table:table-cell>
              <table:table-cell office:value-type="float" office:value="19.1">
                <text:p>19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40:21</text:p>
              </table:table-cell>
              <table:table-cell office:value-type="float" office:value="8.1">
                <text:p>8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40:51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41:21</text:p>
              </table:table-cell>
              <table:table-cell office:value-type="float" office:value="12.5">
                <text:p>12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41:51</text:p>
              </table:table-cell>
              <table:table-cell office:value-type="float" office:value="8.7">
                <text:p>8.7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column-mapping="0" chart:style-name="ch1">
        <chart:title svg:x="10.342cm" svg:y="0.256cm" chart:style-name="ch2">
          <text:p>File-backed paging (kByes/sec) ubuntuServer 10/21/2011</text:p>
        </chart:title>
        <chart:legend chart:legend-position="end" svg:x="32.998cm" svg:y="5.833cm" chart:style-name="ch3"/>
        <chart:plot-area chart:style-name="ch4" table:cell-range-address="VM.A2:VM.A7 VM.H1:VM.I7" chart:data-source-has-labels="both" svg:x="0.713cm" svg:y="1.281cm" svg:width="31.573cm" svg:height="11.044cm">
          <chart:axis chart:dimension="x" chart:name="primary-x" chart:style-name="ch5">
            <chart:categories table:cell-range-address="VM.A2:VM.A7"/>
          </chart:axis>
          <chart:axis chart:dimension="y" chart:name="primary-y" chart:style-name="ch6"/>
          <chart:series chart:style-name="ch7" chart:values-cell-range-address="VM.H2:VM.H7" chart:label-cell-address="VM.H1:VM.H1" chart:class="chart:area">
            <chart:data-point chart:repeated="6"/>
          </chart:series>
          <chart:series chart:style-name="ch8" chart:values-cell-range-address="VM.I2:VM.I7" chart:label-cell-address="VM.I1:VM.I1" chart:class="chart:area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7">11:39:21</text:p>
              </table:table-cell>
              <table:table-cell office:value-type="float" office:value="-1">
                <text:p text:id="VM.H2:VM.H7">-1</text:p>
              </table:table-cell>
              <table:table-cell office:value-type="float" office:value="-1">
                <text:p text:id="VM.I2:VM.I7">-1</text:p>
              </table:table-cell>
            </table:table-row>
            <table:table-row>
              <table:table-cell office:value-type="string">
                <text:p>11:39: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0: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0: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1: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1: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104cm" svg:y="0.256cm" chart:style-name="ch2">
          <text:p>Swap-space activity (kBytes/sec) ubuntuServer 10/21/2011</text:p>
        </chart:title>
        <chart:legend chart:legend-position="end" svg:x="32.918cm" svg:y="5.832cm" chart:style-name="ch3"/>
        <chart:plot-area chart:style-name="ch4" table:cell-range-address="VM.A2:VM.A7 VM.J1:VM.K7" chart:data-source-has-labels="both" svg:x="0.713cm" svg:y="1.281cm" svg:width="31.493cm" svg:height="11.041cm">
          <chart:axis chart:dimension="x" chart:name="primary-x" chart:style-name="ch5">
            <chart:categories table:cell-range-address="VM.A2:VM.A7"/>
          </chart:axis>
          <chart:axis chart:dimension="y" chart:name="primary-y" chart:style-name="ch6"/>
          <chart:series chart:style-name="ch7" chart:values-cell-range-address="VM.J2:VM.J7" chart:label-cell-address="VM.J1:VM.J1" chart:class="chart:area">
            <chart:data-point chart:repeated="6"/>
          </chart:series>
          <chart:series chart:style-name="ch8" chart:values-cell-range-address="VM.K2:VM.K7" chart:label-cell-address="VM.K1:VM.K1" chart:class="chart:area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7">11:39:21</text:p>
              </table:table-cell>
              <table:table-cell office:value-type="float" office:value="-1">
                <text:p text:id="VM.J2:VM.J7">-1</text:p>
              </table:table-cell>
              <table:table-cell office:value-type="float" office:value="-1">
                <text:p text:id="VM.K2:VM.K7">-1</text:p>
              </table:table-cell>
            </table:table-row>
            <table:table-row>
              <table:table-cell office:value-type="string">
                <text:p>11:39: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0: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0: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1: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1: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legend chart:legend-position="end" svg:x="33.421cm" svg:y="6.066cm" chart:style-name="ch2"/>
        <chart:plot-area chart:style-name="ch3" table:cell-range-address="CPU_ALL.A2:CPU_ALL.A7 CPU_ALL.G1:CPU_ALL.G7" chart:data-source-has-labels="both" svg:x="0.713cm" svg:y="0.256cm" svg:width="31.996cm" svg:height="12.066cm">
          <chart:axis chart:dimension="x" chart:name="primary-x" chart:style-name="ch4">
            <chart:categories table:cell-range-address="CPU_ALL.A2:CPU_ALL.A7"/>
          </chart:axis>
          <chart:axis chart:dimension="y" chart:name="primary-y" chart:style-name="ch5"/>
          <chart:series chart:style-name="ch6" chart:values-cell-range-address="CPU_ALL.G2:CPU_ALL.G7" chart:label-cell-address="CPU_ALL.G1:CPU_ALL.G1" chart:class="chart:area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7">11:39:21</text:p>
              </table:table-cell>
              <table:table-cell office:value-type="float" office:value="4">
                <text:p text:id="CPU_ALL.G2:CPU_ALL.G7">4</text:p>
              </table:table-cell>
            </table:table-row>
            <table:table-row>
              <table:table-cell office:value-type="string">
                <text:p>11:39: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40: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40: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41: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41:5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1.982cm" svg:y="0.256cm" chart:style-name="ch2">
          <text:p>CPU 1 JMeter_Test_90_Threads  10/21/2011</text:p>
        </chart:title>
        <chart:legend chart:legend-position="end" svg:x="33.209cm" svg:y="5.599cm" chart:style-name="ch3"/>
        <chart:plot-area chart:style-name="ch4" table:cell-range-address="CPU01.A1:CPU01.D7" chart:data-source-has-labels="both" svg:x="0.713cm" svg:y="1.281cm" svg:width="31.784cm" svg:height="11.044cm">
          <chart:axis chart:dimension="x" chart:name="primary-x" chart:style-name="ch5">
            <chart:categories table:cell-range-address="CPU01.A2:CPU01.A7"/>
          </chart:axis>
          <chart:axis chart:dimension="y" chart:name="primary-y" chart:style-name="ch6"/>
          <chart:series chart:style-name="ch7" chart:values-cell-range-address="CPU01.B2:CPU01.B7" chart:label-cell-address="CPU01.B1:CPU01.B1" chart:class="chart:area">
            <chart:data-point chart:repeated="6"/>
          </chart:series>
          <chart:series chart:style-name="ch8" chart:values-cell-range-address="CPU01.C2:CPU01.C7" chart:label-cell-address="CPU01.C1:CPU01.C1" chart:class="chart:area">
            <chart:data-point chart:repeated="6"/>
          </chart:series>
          <chart:series chart:style-name="ch9" chart:values-cell-range-address="CPU01.D2:CPU01.D7" chart:label-cell-address="CPU01.D1:CPU01.D1" chart:class="chart:area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7">11:39:21</text:p>
              </table:table-cell>
              <table:table-cell office:value-type="float" office:value="0.6">
                <text:p text:id="CPU01.B2:CPU01.B7">0.6</text:p>
              </table:table-cell>
              <table:table-cell office:value-type="float" office:value="0.2">
                <text:p text:id="CPU01.C2:CPU01.C7">0.2</text:p>
              </table:table-cell>
              <table:table-cell office:value-type="float" office:value="0">
                <text:p text:id="CPU01.D2:CPU01.D7">0</text:p>
              </table:table-cell>
            </table:table-row>
            <table:table-row>
              <table:table-cell office:value-type="string">
                <text:p>11:39:51</text:p>
              </table:table-cell>
              <table:table-cell office:value-type="float" office:value="29.9">
                <text:p>29.9</text:p>
              </table:table-cell>
              <table:table-cell office:value-type="float" office:value="5.2">
                <text:p>5.2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1:40:21</text:p>
              </table:table-cell>
              <table:table-cell office:value-type="float" office:value="30.1">
                <text:p>30.1</text:p>
              </table:table-cell>
              <table:table-cell office:value-type="float" office:value="3.8">
                <text:p>3.8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1:40:51</text:p>
              </table:table-cell>
              <table:table-cell office:value-type="float" office:value="18.5">
                <text:p>18.5</text:p>
              </table:table-cell>
              <table:table-cell office:value-type="float" office:value="3.9">
                <text:p>3.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1:41:21</text:p>
              </table:table-cell>
              <table:table-cell office:value-type="float" office:value="36.9">
                <text:p>36.9</text:p>
              </table:table-cell>
              <table:table-cell office:value-type="float" office:value="6.4">
                <text:p>6.4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1:41:51</text:p>
              </table:table-cell>
              <table:table-cell office:value-type="float" office:value="31.4">
                <text:p>31.4</text:p>
              </table:table-cell>
              <table:table-cell office:value-type="float" office:value="5.2">
                <text:p>5.2</text:p>
              </table:table-cell>
              <table:table-cell office:value-type="float" office:value="6.1">
                <text:p>6.1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1.982cm" svg:y="0.256cm" chart:style-name="ch2">
          <text:p>CPU 2 JMeter_Test_90_Threads  10/21/2011</text:p>
        </chart:title>
        <chart:legend chart:legend-position="end" svg:x="33.209cm" svg:y="5.599cm" chart:style-name="ch3"/>
        <chart:plot-area chart:style-name="ch4" table:cell-range-address="CPU02.A1:CPU02.D7" chart:data-source-has-labels="both" svg:x="0.713cm" svg:y="1.281cm" svg:width="31.784cm" svg:height="11.044cm">
          <chart:axis chart:dimension="x" chart:name="primary-x" chart:style-name="ch5">
            <chart:categories table:cell-range-address="CPU02.A2:CPU02.A7"/>
          </chart:axis>
          <chart:axis chart:dimension="y" chart:name="primary-y" chart:style-name="ch6"/>
          <chart:series chart:style-name="ch7" chart:values-cell-range-address="CPU02.B2:CPU02.B7" chart:label-cell-address="CPU02.B1:CPU02.B1" chart:class="chart:area">
            <chart:data-point chart:repeated="6"/>
          </chart:series>
          <chart:series chart:style-name="ch8" chart:values-cell-range-address="CPU02.C2:CPU02.C7" chart:label-cell-address="CPU02.C1:CPU02.C1" chart:class="chart:area">
            <chart:data-point chart:repeated="6"/>
          </chart:series>
          <chart:series chart:style-name="ch9" chart:values-cell-range-address="CPU02.D2:CPU02.D7" chart:label-cell-address="CPU02.D1:CPU02.D1" chart:class="chart:area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7">11:39:21</text:p>
              </table:table-cell>
              <table:table-cell office:value-type="float" office:value="0.6">
                <text:p text:id="CPU02.B2:CPU02.B7">0.6</text:p>
              </table:table-cell>
              <table:table-cell office:value-type="float" office:value="0.2">
                <text:p text:id="CPU02.C2:CPU02.C7">0.2</text:p>
              </table:table-cell>
              <table:table-cell office:value-type="float" office:value="0">
                <text:p text:id="CPU02.D2:CPU02.D7">0</text:p>
              </table:table-cell>
            </table:table-row>
            <table:table-row>
              <table:table-cell office:value-type="string">
                <text:p>11:39:51</text:p>
              </table:table-cell>
              <table:table-cell office:value-type="float" office:value="35.5">
                <text:p>35.5</text:p>
              </table:table-cell>
              <table:table-cell office:value-type="float" office:value="5.1">
                <text:p>5.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1:40:21</text:p>
              </table:table-cell>
              <table:table-cell office:value-type="float" office:value="33">
                <text:p>33</text:p>
              </table:table-cell>
              <table:table-cell office:value-type="float" office:value="5.8">
                <text:p>5.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1:40:51</text:p>
              </table:table-cell>
              <table:table-cell office:value-type="float" office:value="23.8">
                <text:p>23.8</text:p>
              </table:table-cell>
              <table:table-cell office:value-type="float" office:value="4.1">
                <text:p>4.1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1:41:21</text:p>
              </table:table-cell>
              <table:table-cell office:value-type="float" office:value="44.4">
                <text:p>44.4</text:p>
              </table:table-cell>
              <table:table-cell office:value-type="float" office:value="6.6">
                <text:p>6.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1:41:51</text:p>
              </table:table-cell>
              <table:table-cell office:value-type="float" office:value="36.4">
                <text:p>36.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1.982cm" svg:y="0.256cm" chart:style-name="ch2">
          <text:p>CPU 3 JMeter_Test_90_Threads  10/21/2011</text:p>
        </chart:title>
        <chart:legend chart:legend-position="end" svg:x="33.209cm" svg:y="5.599cm" chart:style-name="ch3"/>
        <chart:plot-area chart:style-name="ch4" table:cell-range-address="CPU03.A1:CPU03.D7" chart:data-source-has-labels="both" svg:x="0.713cm" svg:y="1.281cm" svg:width="31.784cm" svg:height="11.044cm">
          <chart:axis chart:dimension="x" chart:name="primary-x" chart:style-name="ch5">
            <chart:categories table:cell-range-address="CPU03.A2:CPU03.A7"/>
          </chart:axis>
          <chart:axis chart:dimension="y" chart:name="primary-y" chart:style-name="ch6"/>
          <chart:series chart:style-name="ch7" chart:values-cell-range-address="CPU03.B2:CPU03.B7" chart:label-cell-address="CPU03.B1:CPU03.B1" chart:class="chart:area">
            <chart:data-point chart:repeated="6"/>
          </chart:series>
          <chart:series chart:style-name="ch8" chart:values-cell-range-address="CPU03.C2:CPU03.C7" chart:label-cell-address="CPU03.C1:CPU03.C1" chart:class="chart:area">
            <chart:data-point chart:repeated="6"/>
          </chart:series>
          <chart:series chart:style-name="ch9" chart:values-cell-range-address="CPU03.D2:CPU03.D7" chart:label-cell-address="CPU03.D1:CPU03.D1" chart:class="chart:area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7">11:39:21</text:p>
              </table:table-cell>
              <table:table-cell office:value-type="float" office:value="0.5">
                <text:p text:id="CPU03.B2:CPU03.B7">0.5</text:p>
              </table:table-cell>
              <table:table-cell office:value-type="float" office:value="0.2">
                <text:p text:id="CPU03.C2:CPU03.C7">0.2</text:p>
              </table:table-cell>
              <table:table-cell office:value-type="float" office:value="0">
                <text:p text:id="CPU03.D2:CPU03.D7">0</text:p>
              </table:table-cell>
            </table:table-row>
            <table:table-row>
              <table:table-cell office:value-type="string">
                <text:p>11:39:51</text:p>
              </table:table-cell>
              <table:table-cell office:value-type="float" office:value="32.6">
                <text:p>32.6</text:p>
              </table:table-cell>
              <table:table-cell office:value-type="float" office:value="4.7">
                <text:p>4.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1:40:21</text:p>
              </table:table-cell>
              <table:table-cell office:value-type="float" office:value="34.6">
                <text:p>34.6</text:p>
              </table:table-cell>
              <table:table-cell office:value-type="float" office:value="5.6">
                <text:p>5.6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11:40:51</text:p>
              </table:table-cell>
              <table:table-cell office:value-type="float" office:value="23.9">
                <text:p>23.9</text:p>
              </table:table-cell>
              <table:table-cell office:value-type="float" office:value="4.5">
                <text:p>4.5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11:41:21</text:p>
              </table:table-cell>
              <table:table-cell office:value-type="float" office:value="40.5">
                <text:p>40.5</text:p>
              </table:table-cell>
              <table:table-cell office:value-type="float" office:value="6.2">
                <text:p>6.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1:41:51</text:p>
              </table:table-cell>
              <table:table-cell office:value-type="float" office:value="38.6">
                <text:p>38.6</text:p>
              </table:table-cell>
              <table:table-cell office:value-type="float" office:value="6">
                <text:p>6</text:p>
              </table:table-cell>
              <table:table-cell office:value-type="float" office:value="8.4">
                <text:p>8.4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1.982cm" svg:y="0.256cm" chart:style-name="ch2">
          <text:p>CPU 4 JMeter_Test_90_Threads  10/21/2011</text:p>
        </chart:title>
        <chart:legend chart:legend-position="end" svg:x="33.209cm" svg:y="5.599cm" chart:style-name="ch3"/>
        <chart:plot-area chart:style-name="ch4" table:cell-range-address="CPU04.A1:CPU04.D7" chart:data-source-has-labels="both" svg:x="0.713cm" svg:y="1.281cm" svg:width="31.784cm" svg:height="11.044cm">
          <chart:axis chart:dimension="x" chart:name="primary-x" chart:style-name="ch5">
            <chart:categories table:cell-range-address="CPU04.A2:CPU04.A7"/>
          </chart:axis>
          <chart:axis chart:dimension="y" chart:name="primary-y" chart:style-name="ch6"/>
          <chart:series chart:style-name="ch7" chart:values-cell-range-address="CPU04.B2:CPU04.B7" chart:label-cell-address="CPU04.B1:CPU04.B1" chart:class="chart:area">
            <chart:data-point chart:repeated="6"/>
          </chart:series>
          <chart:series chart:style-name="ch8" chart:values-cell-range-address="CPU04.C2:CPU04.C7" chart:label-cell-address="CPU04.C1:CPU04.C1" chart:class="chart:area">
            <chart:data-point chart:repeated="6"/>
          </chart:series>
          <chart:series chart:style-name="ch9" chart:values-cell-range-address="CPU04.D2:CPU04.D7" chart:label-cell-address="CPU04.D1:CPU04.D1" chart:class="chart:area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7">11:39:21</text:p>
              </table:table-cell>
              <table:table-cell office:value-type="float" office:value="0.5">
                <text:p text:id="CPU04.B2:CPU04.B7">0.5</text:p>
              </table:table-cell>
              <table:table-cell office:value-type="float" office:value="0.2">
                <text:p text:id="CPU04.C2:CPU04.C7">0.2</text:p>
              </table:table-cell>
              <table:table-cell office:value-type="float" office:value="0.1">
                <text:p text:id="CPU04.D2:CPU04.D7">0.1</text:p>
              </table:table-cell>
            </table:table-row>
            <table:table-row>
              <table:table-cell office:value-type="string">
                <text:p>11:39:51</text:p>
              </table:table-cell>
              <table:table-cell office:value-type="float" office:value="32.6">
                <text:p>32.6</text:p>
              </table:table-cell>
              <table:table-cell office:value-type="float" office:value="5.4">
                <text:p>5.4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11:40:21</text:p>
              </table:table-cell>
              <table:table-cell office:value-type="float" office:value="35.8">
                <text:p>35.8</text:p>
              </table:table-cell>
              <table:table-cell office:value-type="float" office:value="7.9">
                <text:p>7.9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11:40:51</text:p>
              </table:table-cell>
              <table:table-cell office:value-type="float" office:value="30.7">
                <text:p>30.7</text:p>
              </table:table-cell>
              <table:table-cell office:value-type="float" office:value="8">
                <text:p>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:41:21</text:p>
              </table:table-cell>
              <table:table-cell office:value-type="float" office:value="52.6">
                <text:p>52.6</text:p>
              </table:table-cell>
              <table:table-cell office:value-type="float" office:value="8.8">
                <text:p>8.8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11:41:51</text:p>
              </table:table-cell>
              <table:table-cell office:value-type="float" office:value="44.7">
                <text:p>44.7</text:p>
              </table:table-cell>
              <table:table-cell office:value-type="float" office:value="7.7">
                <text:p>7.7</text:p>
              </table:table-cell>
              <table:table-cell office:value-type="float" office:value="27.2">
                <text:p>27.2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1.982cm" svg:y="0.256cm" chart:style-name="ch2">
          <text:p>CPU by Processor ubuntuServer  10/21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24.5666666666667">
                <text:p text:id="CPU_SUMM.B2:CPU_SUMM.B5">24.5666666666667</text:p>
              </table:table-cell>
              <table:table-cell office:value-type="float" office:value="4.11666666666667">
                <text:p text:id="CPU_SUMM.C2:CPU_SUMM.C5">4.11666666666667</text:p>
              </table:table-cell>
              <table:table-cell office:value-type="float" office:value="3.91666666666667">
                <text:p text:id="CPU_SUMM.D2:CPU_SUMM.D5">3.91666666666667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28.95">
                <text:p>28.95</text:p>
              </table:table-cell>
              <table:table-cell office:value-type="float" office:value="4.55">
                <text:p>4.55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28.45">
                <text:p>28.45</text:p>
              </table:table-cell>
              <table:table-cell office:value-type="float" office:value="4.53333333333333">
                <text:p>4.53333333333333</text:p>
              </table:table-cell>
              <table:table-cell office:value-type="float" office:value="6.96666666666667">
                <text:p>6.96666666666667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32.8166666666667">
                <text:p>32.8166666666667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25.9333333333333">
                <text:p>25.93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7cm" xlink:href=".." chart:class="chart:area" chart:style-name="ch1">
        <chart:title svg:x="10.691cm" svg:y="0.256cm" chart:style-name="ch2">
          <text:p>Disk total KB/s JMeter_Test_90_Threads - 10/21/2011</text:p>
        </chart:title>
        <chart:legend chart:legend-position="end" svg:x="31.793cm" svg:y="5.599cm" chart:style-name="ch3"/>
        <chart:plot-area chart:style-name="ch4" table:cell-range-address="DISK_SUMM.A2:DISK_SUMM.D7 DISK_SUMM.B1:DISK_SUMM.C1" chart:data-source-has-labels="column" svg:x="1.221cm" svg:y="1.281cm" svg:width="29.352cm" svg:height="11.044cm">
          <chart:axis chart:dimension="x" chart:name="primary-x" chart:style-name="ch5">
            <chart:categories table:cell-range-address="DISK_SUMM.A2:DISK_SUMM.A7"/>
          </chart:axis>
          <chart:axis chart:dimension="y" chart:name="primary-y" chart:style-name="ch6">
            <chart:title svg:x="0.712cm" svg:y="6.605cm" chart:style-name="ch7">
              <text:p>KB/sec</text:p>
            </chart:title>
          </chart:axis>
          <chart:axis chart:dimension="y" chart:name="secondary-y" chart:style-name="ch8">
            <chart:title svg:x="30.156cm" svg:y="6.605cm" chart:style-name="ch9">
              <text:p>IO/sec</text:p>
            </chart:title>
          </chart:axis>
          <chart:series chart:attached-axis="primary-y" chart:style-name="ch10" chart:values-cell-range-address="DISK_SUMM.B2:DISK_SUMM.B7" chart:label-cell-address="DISK_SUMM.B1:DISK_SUMM.B1" chart:class="chart:area">
            <chart:data-point chart:repeated="6"/>
          </chart:series>
          <chart:series chart:attached-axis="primary-y" chart:style-name="ch11" chart:values-cell-range-address="DISK_SUMM.C2:DISK_SUMM.C7" chart:label-cell-address="DISK_SUMM.C1:DISK_SUMM.C1" chart:class="chart:area">
            <chart:data-point chart:repeated="6"/>
          </chart:series>
          <chart:series chart:attached-axis="secondary-y" chart:style-name="ch12" chart:values-cell-range-address="DISK_SUMM.D2:DISK_SUMM.D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7">11:39:21</text:p>
              </table:table-cell>
              <table:table-cell office:value-type="float" office:value="0">
                <text:p text:id="DISK_SUMM.B2:DISK_SUMM.B7">0</text:p>
              </table:table-cell>
              <table:table-cell office:value-type="float" office:value="0">
                <text:p text:id="DISK_SUMM.C2:DISK_SUMM.C7">0</text:p>
              </table:table-cell>
              <table:table-cell office:value-type="float" office:value="0">
                <text:p text:id="DISK_SUMM.D2:DISK_SUMM.D7">0</text:p>
              </table:table-cell>
            </table:table-row>
            <table:table-row>
              <table:table-cell office:value-type="string">
                <text:p>11:39:51</text:p>
              </table:table-cell>
              <table:table-cell office:value-type="float" office:value="0">
                <text:p>0</text:p>
              </table:table-cell>
              <table:table-cell office:value-type="float" office:value="2659.4">
                <text:p>2659.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1:40:21</text:p>
              </table:table-cell>
              <table:table-cell office:value-type="float" office:value="0">
                <text:p>0</text:p>
              </table:table-cell>
              <table:table-cell office:value-type="float" office:value="9493">
                <text:p>9493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1:40:51</text:p>
              </table:table-cell>
              <table:table-cell office:value-type="float" office:value="0">
                <text:p>0</text:p>
              </table:table-cell>
              <table:table-cell office:value-type="float" office:value="5288.4">
                <text:p>5288.4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1:41:21</text:p>
              </table:table-cell>
              <table:table-cell office:value-type="float" office:value="24">
                <text:p>24</text:p>
              </table:table-cell>
              <table:table-cell office:value-type="float" office:value="4854.2">
                <text:p>4854.2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string">
                <text:p>11:41:51</text:p>
              </table:table-cell>
              <table:table-cell office:value-type="float" office:value="0">
                <text:p>0</text:p>
              </table:table-cell>
              <table:table-cell office:value-type="float" office:value="3318">
                <text:p>3318</text:p>
              </table:table-cell>
              <table:table-cell office:value-type="float" office:value="321">
                <text:p>32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4cm" xlink:href=".." chart:class="chart:bar" chart:style-name="ch1">
        <chart:title svg:x="10.783cm" svg:y="0.256cm" chart:style-name="ch2">
          <text:p>Disk total KB/s JMeter_Test_90_Threads  10/21/2011</text:p>
        </chart:title>
        <chart:legend chart:legend-position="end" svg:x="33.168cm" svg:y="5.598cm" chart:style-name="ch3"/>
        <chart:plot-area chart:style-name="ch4" table:cell-range-address="DISK_SUMM.B1:DISK_SUMM.D1 DISK_SUMM.A9:DISK_SUMM.D11" chart:data-source-has-labels="both" svg:x="0.711cm" svg:y="1.281cm" svg:width="31.747cm" svg:height="11.041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9:DISK_SUMM.D9" chart:label-cell-address="DISK_SUMM.A9:DISK_SUMM.A9" chart:class="chart:bar">
            <chart:data-point chart:repeated="3"/>
          </chart:series>
          <chart:series chart:style-name="ch9" chart:values-cell-range-address="DISK_SUMM.B10:DISK_SUMM.D10" chart:label-cell-address="DISK_SUMM.A10:DISK_SUMM.A10" chart:class="chart:bar">
            <chart:data-point chart:repeated="3"/>
          </chart:series>
          <chart:series chart:style-name="ch10" chart:values-cell-range-address="DISK_SUMM.B11:DISK_SUMM.D11" chart:label-cell-address="DISK_SUMM.A11:DISK_SUMM.A1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9:DISK_SUMM.A9">Avg.</text:p>
              </table:table-cell>
              <table:table-cell office:value-type="float" office:value="4">
                <text:p text:id="DISK_SUMM.B9:DISK_SUMM.D9">4</text:p>
              </table:table-cell>
              <table:table-cell office:value-type="float" office:value="4268.83333333333">
                <text:p>4268.83333333333</text:p>
              </table:table-cell>
              <table:table-cell office:value-type="float" office:value="276.533333333333">
                <text:p>276.533333333333</text:p>
              </table:table-cell>
            </table:table-row>
            <table:table-row>
              <table:table-cell office:value-type="string">
                <text:p text:id="DISK_SUMM.A10:DISK_SUMM.A10">WAvg.</text:p>
              </table:table-cell>
              <table:table-cell office:value-type="float" office:value="20">
                <text:p text:id="DISK_SUMM.B10:DISK_SUMM.D10">20</text:p>
              </table:table-cell>
              <table:table-cell office:value-type="float" office:value="1967.41441429482">
                <text:p>1967.41441429482</text:p>
              </table:table-cell>
              <table:table-cell office:value-type="float" office:value="64.636531661845">
                <text:p>64.636531661845</text:p>
              </table:table-cell>
            </table:table-row>
            <table:table-row>
              <table:table-cell office:value-type="string">
                <text:p text:id="DISK_SUMM.A11:DISK_SUMM.A11">Max.</text:p>
              </table:table-cell>
              <table:table-cell office:value-type="float" office:value="0">
                <text:p text:id="DISK_SUMM.B11:DISK_SUMM.D11">0</text:p>
              </table:table-cell>
              <table:table-cell office:value-type="float" office:value="3256.75225237184">
                <text:p>3256.75225237184</text:p>
              </table:table-cell>
              <table:table-cell office:value-type="float" office:value="54.8301350048216">
                <text:p>54.83013500482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7cm" xlink:href=".." chart:class="chart:bar" chart:style-name="ch1">
        <chart:title svg:x="9.674cm" svg:y="0.256cm" chart:style-name="ch2">
          <text:p>Disk Block Size JMeter_Test_90_Threads (Kbytes)  10/21/2011</text:p>
        </chart:title>
        <chart:legend chart:legend-position="end" svg:x="33.065cm" svg:y="5.599cm" chart:style-name="ch3"/>
        <chart:plot-area chart:style-name="ch4" table:cell-range-address="DISKBSIZE.B1:DISKBSIZE.E1 DISKBSIZE.B9:DISKBSIZE.E11" chart:data-source-has-labels="row" svg:x="0.712cm" svg:y="1.281cm" svg:width="31.642cm" svg:height="11.044cm">
          <chart:axis chart:dimension="x" chart:name="primary-x" chart:style-name="ch5">
            <chart:categories table:cell-range-address="DISKBSIZE.B1:DISKBSIZ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9:DISKBSIZE.E9" chart:class="chart:bar">
            <chart:data-point chart:repeated="4"/>
          </chart:series>
          <chart:series chart:style-name="ch9" chart:values-cell-range-address="DISKBSIZE.B10:DISKBSIZE.E10" chart:class="chart:bar">
            <chart:data-point chart:repeated="4"/>
          </chart:series>
          <chart:series chart:style-name="ch10" chart:values-cell-range-address="DISKBSIZE.B11:DISKBSIZE.E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9</text:p>
              </table:table-cell>
              <table:table-cell office:value-type="float" office:value="12.55">
                <text:p text:id="DISKBSIZE.B9:DISKBSIZE.E9">12.55</text:p>
              </table:table-cell>
              <table:table-cell office:value-type="float" office:value="12.55">
                <text:p>12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4.61746347941567">
                <text:p text:id="DISKBSIZE.B10:DISKBSIZE.E10">4.61746347941567</text:p>
              </table:table-cell>
              <table:table-cell office:value-type="float" office:value="4.61746347941567">
                <text:p>4.617463479415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1</text:p>
              </table:table-cell>
              <table:table-cell office:value-type="float" office:value="8.83253652058433">
                <text:p text:id="DISKBSIZE.B11:DISKBSIZE.E11">8.83253652058433</text:p>
              </table:table-cell>
              <table:table-cell office:value-type="float" office:value="8.83253652058433">
                <text:p>8.832536520584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9.674cm" svg:y="0.256cm" chart:style-name="ch2">
          <text:p>Disk Block Size JMeter_Test_90_Threads (Kbytes)  10/21/2011</text:p>
        </chart:title>
        <chart:legend chart:legend-position="end" svg:x="33.409cm" svg:y="5.364cm" chart:style-name="ch3"/>
        <chart:plot-area chart:style-name="ch4" table:cell-range-address="DISKBSIZE.A1:DISKBSIZE.E7" chart:data-source-has-labels="both" svg:x="0.712cm" svg:y="1.281cm" svg:width="31.986cm" svg:height="11.041cm">
          <chart:axis chart:dimension="x" chart:name="primary-x" chart:style-name="ch5">
            <chart:categories table:cell-range-address="DISKBSIZE.A2:DISKBSIZE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7" chart:label-cell-address="DISKBSIZE.B1:DISKBSIZE.B1" chart:class="chart:line">
            <chart:data-point chart:repeated="6"/>
          </chart:series>
          <chart:series chart:style-name="ch9" chart:values-cell-range-address="DISKBSIZE.C2:DISKBSIZE.C7" chart:label-cell-address="DISKBSIZE.C1:DISKBSIZE.C1" chart:class="chart:line">
            <chart:data-point chart:repeated="6"/>
          </chart:series>
          <chart:series chart:style-name="ch10" chart:values-cell-range-address="DISKBSIZE.D2:DISKBSIZE.D7" chart:label-cell-address="DISKBSIZE.D1:DISKBSIZE.D1" chart:class="chart:line">
            <chart:data-point chart:repeated="6"/>
          </chart:series>
          <chart:series chart:style-name="ch11" chart:values-cell-range-address="DISKBSIZE.E2:DISKBSIZE.E7" chart:label-cell-address="DISKBSIZE.E1:DISKBSIZE.E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7">11:39:21</text:p>
              </table:table-cell>
              <table:table-cell office:value-type="float" office:value="0">
                <text:p text:id="DISKBSIZE.B2:DISKBSIZE.B7">0</text:p>
              </table:table-cell>
              <table:table-cell office:value-type="float" office:value="0">
                <text:p text:id="DISKBSIZE.C2:DISKBSIZE.C7">0</text:p>
              </table:table-cell>
              <table:table-cell office:value-type="float" office:value="0">
                <text:p text:id="DISKBSIZE.D2:DISKBSIZE.D7">0</text:p>
              </table:table-cell>
              <table:table-cell office:value-type="float" office:value="0">
                <text:p text:id="DISKBSIZE.E2:DISKBSIZE.E7">0</text:p>
              </table:table-cell>
            </table:table-row>
            <table:table-row>
              <table:table-cell office:value-type="string">
                <text:p>11:39:51</text:p>
              </table:table-cell>
              <table:table-cell office:value-type="float" office:value="11.5">
                <text:p>11.5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0:21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0:51</text:p>
              </table:table-cell>
              <table:table-cell office:value-type="float" office:value="13.4">
                <text:p>13.4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1:21</text:p>
              </table:table-cell>
              <table:table-cell office:value-type="float" office:value="14.1">
                <text:p>14.1</text:p>
              </table:table-cell>
              <table:table-cell office:value-type="float" office:value="14.1">
                <text:p>1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1:51</text:p>
              </table:table-cell>
              <table:table-cell office:value-type="float" office:value="10.3">
                <text:p>10.3</text:p>
              </table:table-cell>
              <table:table-cell office:value-type="float" office:value="10.3">
                <text:p>1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7cm" xlink:href=".." chart:class="chart:bar" chart:style-name="ch1">
        <chart:title svg:x="11.248cm" svg:y="0.256cm" chart:style-name="ch2">
          <text:p>Disk %Busy JMeter_Test_90_Threads  10/21/2011</text:p>
        </chart:title>
        <chart:legend chart:legend-position="end" svg:x="33.065cm" svg:y="5.599cm" chart:style-name="ch3"/>
        <chart:plot-area chart:style-name="ch4" table:cell-range-address="DISKBUSY.B1:DISKBUSY.E1 DISKBUSY.B9:DISKBUSY.E11" chart:data-source-has-labels="row" svg:x="0.712cm" svg:y="1.281cm" svg:width="31.642cm" svg:height="11.044cm">
          <chart:axis chart:dimension="x" chart:name="primary-x" chart:style-name="ch5">
            <chart:categories table:cell-range-address="DISKBUSY.B1:DISKBUSY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9:DISKBUSY.E9" chart:class="chart:bar">
            <chart:data-point chart:repeated="4"/>
          </chart:series>
          <chart:series chart:style-name="ch9" chart:values-cell-range-address="DISKBUSY.B10:DISKBUSY.E10" chart:class="chart:bar">
            <chart:data-point chart:repeated="4"/>
          </chart:series>
          <chart:series chart:style-name="ch10" chart:values-cell-range-address="DISKBUSY.B11:DISKBUSY.E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9</text:p>
              </table:table-cell>
              <table:table-cell office:value-type="float" office:value="52.3333333333333">
                <text:p text:id="DISKBUSY.B9:DISKBUSY.E9">52.3333333333333</text:p>
              </table:table-cell>
              <table:table-cell office:value-type="float" office:value="52.3333333333333">
                <text:p>52.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12.9311889596603">
                <text:p text:id="DISKBUSY.B10:DISKBUSY.E10">12.9311889596603</text:p>
              </table:table-cell>
              <table:table-cell office:value-type="float" office:value="12.9311889596603">
                <text:p>12.93118895966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1</text:p>
              </table:table-cell>
              <table:table-cell office:value-type="float" office:value="10.1354777070064">
                <text:p text:id="DISKBUSY.B11:DISKBUSY.E11">10.1354777070064</text:p>
              </table:table-cell>
              <table:table-cell office:value-type="float" office:value="10.1354777070064">
                <text:p>10.135477707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